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Baskerville" svg:font-family="Baskerville"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Palatino" svg:font-family="Palatino" style:font-pitch="variable"/>
    <style:font-face style:name="ヒラギノ角ゴ Pro W3" svg:font-family="'ヒラギノ角ゴ Pro W3'" style:font-pitch="variable"/>
    <style:font-face style:name="ＭＳ 明朝" svg:font-family="'ＭＳ 明朝'"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Contents_20_4">
      <style:text-properties style:font-name="DejaVu Sans"/>
    </style:style>
    <style:style style:name="P2" style:family="paragraph" style:parent-style-name="Contents_20_5">
      <style:text-properties style:font-name="DejaVu Sans"/>
    </style:style>
    <style:style style:name="P3"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4" style:family="paragraph" style:parent-style-name="Standard">
      <style:text-properties style:font-name="DejaVu Sans"/>
    </style:style>
    <style:style style:name="P5" style:family="paragraph" style:parent-style-name="TR_20_arka_20_kapak">
      <style:text-properties style:font-name="DejaVu Sans"/>
    </style:style>
    <style:style style:name="P6" style:family="paragraph" style:parent-style-name="TR_20_arka_20_kapak">
      <style:paragraph-properties fo:text-align="center" style:justify-single-word="false"/>
      <style:text-properties style:font-name="DejaVu Sans" fo:font-weight="bold" style:font-weight-asian="bold"/>
    </style:style>
    <style:style style:name="P7" style:family="paragraph" style:parent-style-name="TR_20_block">
      <style:text-properties style:font-name="DejaVu Sans"/>
    </style:style>
    <style:style style:name="P8" style:family="paragraph" style:parent-style-name="TR_20_block">
      <style:text-properties style:font-name="DejaVu Sans" fo:language="en" fo:country="GB"/>
    </style:style>
    <style:style style:name="P9" style:family="paragraph" style:parent-style-name="TR_20_yazar_20_hakkinda">
      <style:text-properties style:font-name="DejaVu Sans"/>
    </style:style>
    <style:style style:name="P10"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11" style:family="paragraph" style:parent-style-name="Tr_20_Author">
      <style:paragraph-properties fo:text-align="center" style:justify-single-word="false"/>
      <style:text-properties style:font-name="DejaVu Sans"/>
    </style:style>
    <style:style style:name="P12" style:family="paragraph" style:parent-style-name="Tr_20_Author">
      <style:paragraph-properties fo:break-before="page"/>
      <style:text-properties style:font-name="DejaVu Sans"/>
    </style:style>
    <style:style style:name="P13" style:family="paragraph" style:parent-style-name="Tr_20_Block_20_Qoute_20__28_speechs_29_">
      <style:text-properties style:font-name="DejaVu Sans"/>
    </style:style>
    <style:style style:name="P14" style:family="paragraph" style:parent-style-name="Tr_20_Block_20_Quote_20__28_Verses_29_">
      <style:text-properties style:font-name="DejaVu Sans" fo:language="en" fo:country="GB"/>
    </style:style>
    <style:style style:name="P15" style:family="paragraph" style:parent-style-name="Tr_20_Body">
      <style:text-properties style:text-position="super 58%" style:font-name="DejaVu Sans" fo:font-size="10pt" fo:language="en" fo:country="GB" style:font-size-asian="10pt"/>
    </style:style>
    <style:style style:name="P16" style:family="paragraph" style:parent-style-name="Tr_20_Body">
      <style:text-properties style:font-name="DejaVu Sans"/>
    </style:style>
    <style:style style:name="P17" style:family="paragraph" style:parent-style-name="Tr_20_Body">
      <style:text-properties style:font-name="DejaVu Sans" fo:language="en" fo:country="GB"/>
    </style:style>
    <style:style style:name="P18" style:family="paragraph" style:parent-style-name="Tr_20_Body">
      <style:paragraph-properties fo:text-align="center" style:justify-single-word="false"/>
      <style:text-properties style:font-name="DejaVu Sans" fo:language="en" fo:country="GB"/>
    </style:style>
    <style:style style:name="P19" style:family="paragraph" style:parent-style-name="Tr_20_Body">
      <style:text-properties style:font-name="DejaVu Sans" fo:language="en" fo:country="GB" fo:font-weight="bold" style:font-weight-asian="bold"/>
    </style:style>
    <style:style style:name="P20" style:family="paragraph" style:parent-style-name="Tr_20_Body">
      <style:paragraph-properties fo:text-align="center" style:justify-single-word="false"/>
      <style:text-properties style:font-name="DejaVu Sans"/>
    </style:style>
    <style:style style:name="P21" style:family="paragraph" style:parent-style-name="Tr_20_Body">
      <style:text-properties style:font-name="DejaVu Sans" fo:language="tr" fo:country="TR"/>
    </style:style>
    <style:style style:name="P22" style:family="paragraph" style:parent-style-name="Tr_20_Footnote_20_Text">
      <style:text-properties style:font-name="DejaVu Sans"/>
    </style:style>
    <style:style style:name="P23" style:family="paragraph" style:parent-style-name="Tr_20_Footnote_20_Text">
      <style:text-properties style:font-name="DejaVu Sans" fo:language="en" fo:country="GB"/>
    </style:style>
    <style:style style:name="P24" style:family="paragraph" style:parent-style-name="Tr_20_Heading_20_1">
      <style:text-properties style:font-name="DejaVu Sans"/>
    </style:style>
    <style:style style:name="P25" style:family="paragraph" style:parent-style-name="Tr_20_Heading_20_1">
      <style:text-properties style:font-name="DejaVu Sans" fo:language="en" fo:country="GB"/>
    </style:style>
    <style:style style:name="P26" style:family="paragraph" style:parent-style-name="Tr_20_Heading_20_1">
      <style:paragraph-properties fo:break-before="page"/>
      <style:text-properties style:font-name="DejaVu Sans"/>
    </style:style>
    <style:style style:name="P27" style:family="paragraph" style:parent-style-name="Tr_20_Heading_20_1">
      <style:paragraph-properties fo:break-before="page"/>
      <style:text-properties style:font-name="DejaVu Sans" fo:language="en" fo:country="GB"/>
    </style:style>
    <style:style style:name="P28" style:family="paragraph" style:parent-style-name="Tr_20_Heading_20_2">
      <style:text-properties style:font-name="DejaVu Sans"/>
    </style:style>
    <style:style style:name="P29" style:family="paragraph" style:parent-style-name="Tr_20_Heading_20_2">
      <style:text-properties style:font-name="DejaVu Sans" fo:language="en" fo:country="GB"/>
    </style:style>
    <style:style style:name="P30" style:family="paragraph" style:parent-style-name="Tr_20_Heading_20_3">
      <style:text-properties style:font-name="DejaVu Sans" fo:language="en" fo:country="GB"/>
    </style:style>
    <style:style style:name="P31" style:family="paragraph" style:parent-style-name="Tr_20_Notes">
      <style:text-properties style:font-name="DejaVu Sans" fo:language="en" fo:country="GB"/>
    </style:style>
    <style:style style:name="P32" style:family="paragraph" style:parent-style-name="Tr_20_Title" style:master-page-name="Standard">
      <style:paragraph-properties fo:text-align="center" style:justify-single-word="false" style:page-number="auto"/>
      <style:text-properties style:font-name="DejaVu Sans" fo:language="en" fo:country="GB"/>
    </style:style>
    <style:style style:name="P33" style:family="paragraph" style:parent-style-name="Tr_20_okuyucuya">
      <style:paragraph-properties fo:margin-left="0.642cm" fo:margin-right="0cm" fo:text-indent="-0.007cm" style:auto-text-indent="false"/>
      <style:text-properties style:font-name="DejaVu Sans"/>
    </style:style>
    <style:style style:name="P34" style:family="paragraph" style:parent-style-name="tr_20_son_20_ayet">
      <style:text-properties style:font-name="DejaVu Sans"/>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weight="bold" style:font-weight-asian="bold" style:font-weight-complex="bold"/>
    </style:style>
    <style:style style:name="T4" style:family="text">
      <style:text-properties fo:language="en" fo:country="GB" fo:font-weight="bold" style:font-weight-asian="bold" style:font-name-complex="Lucida Sans Unicode" style:font-weight-complex="bold"/>
    </style:style>
    <style:style style:name="T5" style:family="text">
      <style:text-properties fo:language="en" fo:country="GB" fo:font-style="italic" style:font-style-asian="italic" style:font-style-complex="italic"/>
    </style:style>
    <style:style style:name="T6" style:family="text">
      <style:text-properties style:font-name-asian="Times New Roman"/>
    </style:style>
    <style:style style:name="T7" style:family="text">
      <style:text-properties fo:font-size="10pt" fo:language="en" fo:country="GB" style:font-size-asian="10pt" style:font-name-complex="Webdings"/>
    </style:style>
    <style:style style:name="T8" style:family="text">
      <style:text-properties style:font-name="Webdings" fo:font-size="10pt" fo:language="en" fo:country="GB" style:font-size-asian="10pt" style:font-name-complex="Webdings"/>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font-name="Lucida Sans Unicode" fo:language="en" fo:country="GB" fo:font-weight="bold" style:font-weight-asian="bold" style:font-name-complex="Lucida Sans Unicode" style:font-weight-complex="bold"/>
    </style:style>
    <style:style style:name="T12" style:family="text">
      <style:text-properties fo:language="tr" fo:country="TR"/>
    </style:style>
    <style:style style:name="T13" style:family="text">
      <style:text-properties style:text-position="super 58%" fo:font-size="10pt" style:font-size-asian="10pt"/>
    </style:style>
    <style:style style:name="T14" style:family="text">
      <style:text-properties style:text-position="super 58%" fo:font-size="10pt" fo:language="en" fo:country="GB" style:font-size-asian="10pt"/>
    </style:style>
    <style:style style:name="T15" style:family="text">
      <style:text-properties style:text-position="super 58%" fo:font-size="9.5pt" fo:language="tr" fo:country="TR" style:font-size-asian="9.5pt" style:font-size-complex="9.5pt"/>
    </style:style>
    <style:style style:name="T16" style:family="text">
      <style:text-properties style:font-name="DejaVu Sans" fo:language="en" fo:country="GB"/>
    </style:style>
    <style:style style:name="T17" style:family="text">
      <style:text-properties style:font-name="DejaVu Sans" fo:language="en" fo:country="GB" fo:font-weight="bold" style:font-weight-asian="bold" style:font-weight-complex="bold"/>
    </style:style>
    <style:style style:name="T18" style:family="text">
      <style:text-properties style:font-name="DejaVu Sans" fo:language="tr" fo:country="T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Hazrat Mahdi (pbuh) in the Qur'an, the Torah, the Psalms and the Gospel</text:h>
      <text:p text:style-name="P18"/>
      <text:p text:style-name="P20"/>
      <text:p text:style-name="P11">HARUN YAHYA (ADNAN OKTAR)</text:p>
      <text:p text:style-name="P12"/>
      <text:p text:style-name="P16"/>
      <text:p text:style-name="P16"/>
      <text:p text:style-name="P16"/>
      <text:h text:style-name="P24" text:outline-level="1">To the Reader</text:h>
      <text:p text:style-name="P16"/>
      <text:p text:style-name="P33">•<text:span text:style-name="T6"> </text:span>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33">•<text:span text:style-name="T6"> </text:span>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Due to their effective, lucid narrative, they can be read at one sitting. Even those who rigorously reject spirituality are influenced by the facts these books document and cannot refute the truthfulness of their contents. </text:p>
      <text:p text:style-name="P33">•<text:span text:style-name="T6"> </text:span>This and all the other books by the author can be read individually, or discussed in a group. Readers eager to profit from the books will find discussion very useful, letting them relate their reflections and experiences to one another. </text:p>
      <text:p text:style-name="P33">•<text:span text:style-name="T6"> </text:span>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33">•<text:span text:style-name="T6"> </text:span>We hope the reader will look through the reviews of his other books at the back of this book. His rich source material on faith-related issues is very useful, and a pleasure to read. </text:p>
      <text:p text:style-name="P33">•<text:span text:style-name="T6"> </text:span>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16"/>
      <text:p text:style-name="P16"/>
      <text:p text:style-name="P16"/>
      <text:p text:style-name="P16"/>
      <text:p text:style-name="P16"><text:soft-page-break/></text:p>
      <text:p text:style-name="P16"/>
      <text:h text:style-name="P24" text:outline-level="1">ABOUT THE AUTHOR</text:h>
      <text:p text:style-name="P16"/>
      <text:p text:style-name="P9">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tab/> <text:s/></text:p>
      <text:p text:style-name="P9">Harun Yahya's works, translated into 72 different languages, constitute a collection for a total of more than 55,000 pages with 40,000 illustrations. </text:p>
      <text:p text:style-name="P9">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9">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9">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ighur Turkish, Indonesian, Bengali, Danish and Swedish. </text:p>
      <text:p text:style-name="P9">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by means of the books written by Harun Yahya. </text:p>
      <text:p text:style-name="P9">This is no doubt a result of the Qur'an's wisdom and lucidity. The author modestly intends to serve as a means in humanity's search for Allah's right path. No material gain is sought in the publication of these works.</text:p>
      <text:p text:style-name="P9">Those who encourage others to read these books, to open their minds and hearts and guide them to become more devoted servants of Allah, render an invaluable service. </text:p>
      <text:p text:style-name="P9"><text:soft-page-break/>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9">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9">In this effort, the books of Harun Yahya assume a leading role. By the will of Allah, these books will be a means through which people in the twenty-first century will attain the peace, justice, and happiness promised in the Qur'an.</text:p>
      <text:p text:style-name="P16"/>
      <text:p text:style-name="P16"/>
      <text:p text:style-name="P16"/>
      <text:p text:style-name="P16"/>
      <text:h text:style-name="P26" text:outline-level="1">CONTENTS</text:h>
      <text:p text:style-name="P16"/>
      <text:h text:style-name="P2" text:outline-level="1">INTRODUCTION <text:tab/>10</text:h>
      <text:h text:style-name="P1" text:outline-level="1">Hazrat Mahdi (pbuh) in the Qur'an, the Torah, the Psalms and the Gospel<text:tab/>11</text:h>
      <text:h text:style-name="P2" text:outline-level="1"/>
      <text:h text:style-name="P2" text:outline-level="1">VERSES INDICATING THE COMING OF <text:line-break/>HAZRAT MAHDI (PBUH) AND THE GLOBAL DOMINION <text:line-break/>OF ISLAMIC MORAL VALUES<text:tab/>16</text:h>
      <text:p text:style-name="P4"/>
      <text:h text:style-name="P2" text:outline-level="1">HAZRAT MAHDI (PBUH) IN THE TORAH <text:line-break/>AND OTHER JUDAIC SCRIPTURES <text:s/><text:tab/>20</text:h>
      <text:h text:style-name="P1" text:outline-level="1">The Events Leading up to the Appearance of <text:line-break/>Hazrat Mahdi (pbuh) in the Torah and Other Judaic Scriptures <text:tab/>21</text:h>
      <text:h text:style-name="P1" text:outline-level="1">The Characteristics of Hazrat Mahdi (pbuh) <text:line-break/>in the Torah and Other Judaic Scriptures <text:s/><text:tab/>24</text:h>
      <text:h text:style-name="P1" text:outline-level="1">The Period of Hazrat Mahdi's (pbuh) Rule <text:line-break/>in the Torah and Other <text:s/>Judaic Scriptures <text:tab/>26</text:h>
      <text:h text:style-name="P2" text:outline-level="1"/>
      <text:h text:style-name="P2" text:outline-level="1">THE PERIOD OF HAZRAT MAHDI'S (PBUH) RULE <text:line-break/>IN THE PSALMS<text:tab/>30</text:h>
      <text:h text:style-name="P2" text:outline-level="1"/>
      <text:h text:style-name="P2" text:outline-level="1">HAZRAT MAHDI (PBUH) IN THE GOSPEL <text:s/><text:tab/>36</text:h>
      <text:h text:style-name="P1" text:outline-level="1">The Events Leading up to the Appearance of Hazrat<text:line-break/>Mahdi (pbuh) in the Gospel<text:tab/>37</text:h>
      <text:h text:style-name="P1" text:outline-level="1">The Period of Hazrat Mahdi's (pbuh) Rule in the Gospel <text:tab/>42</text:h>
      <text:h text:style-name="P1" text:outline-level="1"><text:soft-page-break/>The Word Paraclete Mentioned in the Gospel May Refer <text:s/><text:line-break/>to Hazrat Mahdi (pbuh) (Allah knows the truth)<text:tab/>47</text:h>
      <text:h text:style-name="P1" text:outline-level="1">The mention in the Gospel of 'a man carrying a pitcher of water' refers to <text:line-break/>Hazrat Mahdi (pbuh) (Allah knows the truth) <text:s/><text:tab/>49</text:h>
      <text:h text:style-name="P2" text:outline-level="1"/>
      <text:h text:style-name="P2" text:outline-level="1">CONCLUSION <text:tab/>50</text:h>
      <text:h text:style-name="P2" text:outline-level="1"/>
      <text:h text:style-name="P2" text:outline-level="1">APPENDIX: THE DECEPTION OF EVOLUTION <text:s/><text:tab/>54</text:h>
      <text:p text:style-name="P17"/>
      <text:p text:style-name="P17"/>
      <text:h text:style-name="P27" text:outline-level="1">INTRODUCTION</text:h>
      <text:p text:style-name="P17"/>
      <text:p text:style-name="P17"/>
      <text:h text:style-name="P29" text:outline-level="2">Hazrat Mahdi (pbuh) in the Qur'an, the Torah, the Psalms and the Gospel</text:h>
      <text:p text:style-name="P17"/>
      <text:p text:style-name="P17">In the Qur'an, our Almighty Lord promises believers a blessed dominion over the entire world. As part of that promise, those who have faith and do good works will inherit the world, and the moral values of Islam will reign. This means the global preeminence of beauty, fertility, joy, happiness, enlightenment, purity, peace, justice, brotherhood and love. In this time, when true faith in Allah, the One and Only prevails, all superstitious beliefs and philosophies and all irreligious ideologies will disappear from the face of the earth. Almighty Allah will make the Prophet Jesus (pbuh) and Hazrat Mahdi (pbuh) His instruments in this great commission in the End Times.</text:p>
      <text:p text:style-name="P17">Hazrat Mahdi (pbuh) is spoken of in hundreds of trustworthy hadiths handed down from our Prophet (saas); the portents of the End Times, Hazrat Mahdi's (pbuh) physical characteristics, his coming and the periods before and after his coming are all described in detail. Since, by Almighty Allah's leave, these accounts all began taking place as of Hijri 1400 (1979/1980 in the Gregorian calendar), it seems that we are now living in the End Times and Hazrat Mahdi (pbuh) has already appeared. It appears from all these signs which have come about in complete agreement with the hadiths that, by our Lord's will, little time remains until the global sovereignty of the moral values of Islam under the leadership of the Prophet Jesus (pbuh) and Hazrat Mahdi (pbuh).</text:p>
      <text:p text:style-name="P17">The global ascendency of the values of Islam and the way of the Mahdi are described in detail in the Qur'an: </text:p>
      <text:p text:style-name="P13"><text:span text:style-name="T7"></text:span><text:span text:style-name="T2">In their commentaries on the Qur'an, great Islamic scholars have analyzed a number of verses referring to Hazrat Mahdi (pbuh) and the community of believers around him.</text:span></text:p>
      <text:p text:style-name="P13"><text:span text:style-name="T7"></text:span><text:span text:style-name="T1">In the Qur'an, Almighty Allah commands Muslims to be united and makes this an obligation for them. Throughout the course of history Muslims have lived under the leadership of the mahdis of their own times, and today they must also live under a single leader, as our Lord commands. In the End Times</text:span><text:span text:style-name="T3"> it is Hazrat Mahdi (pbuh) who will be the spiritual leader of Muslims, who will unite Muslims together as our Lord commands.</text:span><text:span text:style-name="T1"> Therefore,</text:span><text:span text:style-name="T3"> every verse that refers to unity among Muslims refers to the way of the Mahdi.</text:span><text:span text:style-name="T1"> </text:span></text:p>
      <text:p text:style-name="P13"><text:soft-page-break/><text:span text:style-name="T7"></text:span><text:span text:style-name="T1">Our Almighty Lord reveals that there is great wisdom in the stories of the prophets in the Qur'an for clear-thinking people. Every prophet is the Mahdi of his own day. Therefore, </text:span><text:span text:style-name="T3">every story of a prophet contains references to the End Times in which we are living, in other words, to the way of the Mahdi (pbuh).</text:span><text:span text:style-name="T1"> Our Prophet (saas) himself reveals that the stories of the Prophet Solomon (pbuh) and Dhu'l Qarnayn in Surat al-Kahf contain verses that refer to the system of the Mahdi.</text:span></text:p>
      <text:p text:style-name="P13"><text:span text:style-name="T7"></text:span><text:span text:style-name="T1">Throughout the course of history there has been a struggle between the good and evil, between the supporters of satan and the supporters of the truth. In the Qur'an, Almighty Allah describes this great struggle and gives examples of it. Under the law of Allah, </text:span><text:span text:style-name="T3">a great struggle is also taking place in the End Times between the way of the antichrist (antimessiah)</text:span><text:span text:style-name="T4"> </text:span><text:span text:style-name="T3">and the way of the Mahdi</text:span><text:span text:style-name="T1">.Therefore, in </text:span><text:span text:style-name="T3">every verse of the Qur'an that Allah describes this struggle again refers to the system of the Mahdi.</text:span><text:span text:style-name="T1"> </text:span></text:p>
      <text:p text:style-name="P16"><text:span text:style-name="T1">It is clear that, through many of the verses of the Qur'an, our Lord tells Muslims of the way of the Mahdi and the global preeminence of the moral values of Islam. </text:span></text:p>
      <text:p text:style-name="P16"><text:span text:style-name="T1">The coming of Hazrat Mahdi (pbuh) is the greatest event in the history of the world and is therefore a fact also spoken of in other Holy Books. The Torah and the Psalms [Zabur] contain sections that have remained unaltered over time and are in full agreement with the Qur'an and the hadiths of the Prophet (saas). </text:span><text:span text:style-name="T3">The verse "We wrote down in the Psalms, after the Reminder came: 'It is My servants who are righteous who will inherit the earth'."</text:span><text:span text:style-name="T1"> (Surat al-Anbiya', 105) says that the coming of Hazrat Mahdi (pbuh) and his global jurisdiction are also spoken of in the Torah and the Psalms. Indeed, when we look at the Torah and the Psalms we see that this is set out in great detail and in complete conformity with verses of the Qur'an and the hadiths. The coming of Hazrat Mahdi (pbuh), under various names, such as "Mashiach", "the King Messiah", "Shiloh (He who is sent, the gift of Allah)" and others, is foretold in various uncorrupted sections, together with his global sovereignty. The periods before and after the appearance of Hazrat Mahdi (pbuh) are also described.</text:span></text:p>
      <text:p text:style-name="P17">The hadiths of our Prophet (saas) reveal that the coming of Hazrat Mahdi (pbuh) is also described in all the sacred scriptures Allah revealed: </text:p>
      <text:p text:style-name="P13"><text:span text:style-name="T1">Naim has stated: "I find Hazrat Mahdi (pbuh) thus in the pages of the Prophets (in the scriptures revealed to Adam, Seth, Enoch and Abraham [peace be upon them]): There will be no cruelty and nothing shameful in the actions of Hazrat Mahdi (pbuh)." </text:span><text:span text:style-name="T5">(Al-Muttaqi al-Hindi, Al-Burhan fi Alamat al-Mahdi Akhir az-Zaman, p. 21.)</text:span></text:p>
      <text:p text:style-name="P13"><text:span text:style-name="T2">The books of the Prophets reveal that, "The work of Hazrat Mahdi (pbuh) is not cruel and evil."</text:span><text:span text:style-name="T1"> </text:span><text:span text:style-name="T5">(Ibn Hajar al-Haythami, Al-Qawl al-Mukhtasar fi `Alamat al-Mahdi al-Muntadhar, p. 49.)</text:span></text:p>
      <text:p text:style-name="P13"><text:span text:style-name="T1">Ibn al-Munawisays: "Thus </text:span><text:span text:style-name="T3">it is written in the book of Daniel (pbuh)... Hazrat Mahdi (pbuh) will appear,</text:span><text:span text:style-name="T1"> and Almighty Allah will save those previously subject to persecution and believers. The sunnahs will be revived with him..." </text:span><text:span text:style-name="T5">(This hadith is to be found in a </text:span><text:soft-page-break/><text:span text:style-name="T5">hand written copy of Al-Muttaqi al-Hindi, Al-Burhan fi Alamat al-Mahdi Akhir az-Zaman in the Suleymaniye Library.</text:span><text:span text:style-name="T1">)</text:span></text:p>
      <text:p text:style-name="P17">It can be seen from these hadiths that the way of the Mahdi appears in the Holy Scriptures of all divine faiths and that Muslims will find Hazrat Mahdi (pbuh) when they look in these books.</text:p>
      <text:p text:style-name="P17">The coming of Hazrat Mahdi (pbuh) is similarly foretold in those true parts of the Gospel that are compatible with the Qur'an. References such as "Paraclete" and "water pitcher" are noteworthy. These refer to a leader the glad tidings of whose coming in the End Times is given by the Prophet Jesus (pbuh), who will bring peace, security, unity and union to the world, and who is born under the sign of Aquarius (Allah knows the truth). (It is also highly significant that 2012 is regarded as the start of the Age of Aquarius.) The Prophet Jesus (pbuh) advises his disciples to join this trustworthy individual, who will come after him, to heed his words and to follow him to the end. </text:p>
      <text:p text:style-name="P17">In addition, the signs of the End Times set out in the Gospel and the descriptions of the period following the coming of the Prophet Jesus (pbuh) and Hazrat Mahdi (pbuh) are also in close agreement with verses of the Qur'an and hadiths handed down from our Prophet (saas). Therefore, all the signs of the End Times according to the Gospel have also come about one after the other. We can safely conclude from all this, on the basis of Islamic references in particular, and also of the Gospel, the Torah and the Psalms, that we are living in the age in which Hazrat Mahdi (pbuh) has started his work. </text:p>
      <text:p text:style-name="P17">This small book contains various verses from the Qur'an and passages from the Torah, the Gospel and the Psalms referring to the way of the Mahdi and the global preeminence of the moral values of Islam. In the End Times in which we are living, Allah the Compassionate and Merciful will make the Prophet Jesus (pbuh) and Hazrat Mahdi (pbuh) His instruments in bringing about the ascendency of the true faith He has chosen for His servants, and will show the world His infinite might. The time we are living in is the beginning of a most blessed and wonderful period. The global dominion of Islam is Allah's promise, and our Lord's promise will definitely be made good.</text:p>
      <text:p text:style-name="P14">That is Allah's promise. Allah does not break His promise. But most people do not know it. (Surat ar-Rum, 6)</text:p>
      <text:p text:style-name="P17"/>
      <text:p text:style-name="P17"/>
      <text:h text:style-name="P26" text:outline-level="1">Verses Indicating the Coming of Hazrat Mahdi (pbuh) and the Global Dominion of Islamic Moral Values</text:h>
      <text:p text:style-name="P17"/>
      <text:p text:style-name="P17"/>
      <text:p text:style-name="TR_20_block"><text:span text:style-name="T16">We wrote down in the Psalms, after the Reminder came: </text:span><text:span text:style-name="T17">"It is My servants who are righteous who will inherit the earth." </text:span><text:span text:style-name="T16">(Surat al-Anbiya', 105) (</text:span><text:span text:style-name="T18">The abjad value</text:span><text:span text:style-name="Footnote_20_Symbol"><text:span text:style-name="T18"><text:note text:id="ftn1" text:note-class="footnote"><text:note-citation>1</text:note-citation><text:note-body><text:p text:style-name="Tr_20_Caption"><text:s/>Abjad value is; a decimal system in which the 28 letters of the Arabic alphabet are given numerical values.</text:p></text:note-body></text:note></text:span></text:span><text:span text:style-name="T18"> of the particular part of the verse is: 2020)</text:span></text:p>
      <text:p text:style-name="P7"><text:span text:style-name="T1">Allah has promised those of you who believe and do right actions that </text:span><text:span text:style-name="T3">He will make them successors in the land</text:span><text:span text:style-name="T1"> as He made those before them successors, and will firmly establish for them their religion with which He is pleased and give them, in place of their fear, security. They worship Me, not associating anything with Me. Any who are unbelievers after that, such people are deviators... (Surat an-Nur, 55) (The abjad value of the particular part of the verse is: 2013)</text:span></text:p>
      <text:p text:style-name="P7"><text:span text:style-name="T3">Allah has written, "I will be victorious, I and My messengers."</text:span><text:span text:style-name="T1"> Allah is Most Strong, Almighty. (Surat al-Mujadala, 21) (</text:span><text:span text:style-name="T12">The abjad value of the particular part of the verse is: 2039)</text:span></text:p>
      <text:p text:style-name="P7"><text:span text:style-name="T1">It is He Who sent His Messenger with guidance and </text:span><text:span text:style-name="T3">the Religion of Truth to exalt it over every other religion, </text:span><text:span text:style-name="T1">though the idolaters hate it. (Surat as-Saff, 9) (</text:span><text:span text:style-name="T12">The abjad value of the particular part of the verse is: 2021)</text:span></text:p>
      <text:p text:style-name="P7"><text:span text:style-name="T3">It is He Who sent His Messenger with guidance </text:span><text:span text:style-name="T1">and the Religion of Truth to exalt it over every other religion, even though the idolaters detest it. (Surat at-Tawba, 33) (</text:span><text:span text:style-name="T12">The abjad value of the particular part of the verse is: 2005)</text:span></text:p>
      <text:p text:style-name="P7"><text:span text:style-name="T1">Allah confirms the Truth by His words, even though the evildoers hate it. (Surah Yunus, 82) (</text:span><text:span text:style-name="T12">The abjad value of the verse is: 2042)</text:span></text:p>
      <text:p text:style-name="P7"><text:span text:style-name="T1">Truly We have granted you a clear victory, so that Allah may forgive you your earlier errors and any later ones and complete His blessing upon you, and </text:span><text:span text:style-name="T3">guide you on a Straight Path and so that Allah may help you with a mighty help.</text:span><text:span text:style-name="T1"> (Surat al-Fath, 1-3) (</text:span><text:span text:style-name="T12">The abjad value of particular part of the verse is: 1979)</text:span></text:p>
      <text:p text:style-name="P7"><text:span text:style-name="T2">... He knows what each self earns, and the unbelievers will soon know who has the Ultimate Abode.</text:span><text:span text:style-name="T1"> (Surat ar-Ra'd, 42) (</text:span><text:span text:style-name="T12">The abjad value of the particular part of the verse is: 1990)</text:span></text:p>
      <text:p text:style-name="P7"><text:soft-page-break/><text:span text:style-name="T1">It is He Who sent His Messenger with the Guidance and the Religion of Truth </text:span><text:span text:style-name="T3">to exalt it over every other religion</text:span><text:span text:style-name="T1"> and Allah suffices as a witness. (Surat al-Fath, 28) (</text:span><text:span text:style-name="T12">The abjad value of the particular part of the verse is: 2022)</text:span></text:p>
      <text:p text:style-name="P7"><text:span text:style-name="T1">They [the prophets] asked for Allah's victory, and every obdurate tyrant failed. (Surah Ibrahim, 15) (</text:span><text:span text:style-name="T12">The abjad value of the verse is: 1995)</text:span></text:p>
      <text:p text:style-name="P7"><text:span text:style-name="T3">When </text:span><text:span text:style-name="T1">Allah's help and victory have arrived and </text:span><text:span text:style-name="T3">you have seen people entering Allah's religion in droves,</text:span><text:span text:style-name="T1"> </text:span><text:span text:style-name="T3">then glorify your Lord's praise </text:span><text:span text:style-name="T1">and ask His forgiveness. He is the Ever-Returning. (Surat an-Nasr, 1-3) (</text:span><text:span text:style-name="T12">The abjad value of the particular part of the verse is: 2016)</text:span></text:p>
      <text:p text:style-name="P7"><text:span text:style-name="T1">And other things you love: </text:span><text:span text:style-name="T3">support from Allah and imminent victory</text:span><text:span text:style-name="T1">. Give good news to the believers! (Surat as-Saff, 13) (</text:span><text:span text:style-name="T12">The abjad value of the particular part of the verse is: 1981)</text:span></text:p>
      <text:p text:style-name="P7"><text:span text:style-name="T1">Our Word was given before to Our servants, the messengers, that they would certainly be helped. </text:span><text:span text:style-name="T3">It is Our army which will be victorious.</text:span><text:span text:style-name="T1"> (Surat as-Saffat, 171-173) (</text:span><text:span text:style-name="T12">The abjad value of particular part of the verse is: 1994)</text:span></text:p>
      <text:p text:style-name="P7"><text:span text:style-name="T3">He bequeathed their land, their houses and their wealth to you, </text:span><text:span text:style-name="T1">and another land you had not yet trodden on. Allah has power over all things. (Surat al-Ahzab, 27) (</text:span><text:span text:style-name="T12">The abjad value of particular part of the verse is: 2079)</text:span></text:p>
      <text:p text:style-name="P21"/>
      <text:p text:style-name="P21"/>
      <text:h text:style-name="P27" text:outline-level="1">Hazrat Mahdi (pbuh) in the Torah and Other Judaic Scriptures</text:h>
      <text:p text:style-name="P17"/>
      <text:p text:style-name="P17"/>
      <text:h text:style-name="P29" text:outline-level="2">The Events Leading up to the Appearance of Hazrat Mahdi (pbuh) in the Torah and Other Judaic Scriptures</text:h>
      <text:p text:style-name="P17"/>
      <text:p text:style-name="P7"><text:span text:style-name="T1">The generation when the son of David [Hazrat Mahdi (pbuh)] comes... </text:span><text:span text:style-name="T2">all the governments will be turned over to Minuth (will embrace the religion of the Minim [atheism]), and no preaching will avail...</text:span><text:span text:style-name="T1"> (Talmud, Sanhedrin 97a)</text:span></text:p>
      <text:p text:style-name="P7"><text:span text:style-name="T1">In the footsteps of the Messiah [Hazrat Mahdi (pbuh)]... </text:span><text:span text:style-name="T3">fearers of sin will be despised, and truth will be lacking. </text:span><text:span text:style-name="T1">(Talmud, Sotah 49b)</text:span></text:p>
      <text:p text:style-name="P7"><text:span text:style-name="T1">In the generation when the son of David [Hazrat Mahdi (pbuh)] comes... </text:span><text:span text:style-name="T3">an evil man will be honored.</text:span><text:span text:style-name="T1"> (Talmud, Sanhedrin 97a)</text:span></text:p>
      <text:p text:style-name="P7"><text:span text:style-name="T1">In the footsteps of the Messiah [Hazrat Mahdi (pbuh)]... </text:span><text:span text:style-name="T2">the government will turn to heresy, and there will be none [to offer them] reproof.</text:span><text:span text:style-name="T1"> (Talmud, Sotah 49b)</text:span></text:p>
      <text:p text:style-name="P7"><text:span text:style-name="T1">In the generation in which the son of David [Hazrat Mahdi (pbuh)] comes</text:span><text:span text:style-name="T3">… [There will be] plunderers and plunderers of the plunderers...</text:span><text:span text:style-name="T1"> (Talmud, Kethuboth 112b)</text:span></text:p>
      <text:p text:style-name="P7"><text:span text:style-name="T1">... In the seven-year cycle at the end of which the son of David [Hazrat Mahdi (pbuh)] will come... the arrows of hunger will be sent forth... </text:span><text:span text:style-name="T3">a great famine, in the course of which men, women, and children, pious men and saints will die.</text:span><text:span text:style-name="T1"> (Talmud, Sanhedrin 97a)</text:span></text:p>
      <text:p text:style-name="P7"><text:span text:style-name="T1">... </text:span><text:span text:style-name="T3">The vintage shall fail, the ingathering shall not come.</text:span><text:span text:style-name="T1"> Smiting upon the breasts for the pleasant fields, for the fruitful vine; for the land of My people whereon thorns and briers come up; yea, for all the houses of joy and the joyous city. (Isaiah, 32:10-13)</text:span></text:p>
      <text:p text:style-name="P7"><text:span text:style-name="T1">In the generation when the son of David [Hazrat Mahdi (pbuh)] will come... multitudes of trouble and evil decrees will be promulgated anew, </text:span><text:span text:style-name="T3">each new evil coming with haste before the other has ended..</text:span><text:span text:style-name="T1">. (Talmud, Sanhedrin 97a)</text:span></text:p>
      <text:p text:style-name="P7"><text:span text:style-name="T1">[Hazrat Mahdi (pbuh)] will not come... </text:span><text:span text:style-name="T3">unless they will renounce their hope to be redeemed.</text:span><text:span text:style-name="T1"> (Talmud, Sanhedrin 97a)</text:span></text:p>
      <text:p text:style-name="P7"><text:span text:style-name="T1">In the generation in which the son of David [Hazrat Mahdi (pbuh)] will come,</text:span><text:span text:style-name="T3"> the houses of assembly will be converted into houses of prostitution.</text:span><text:span text:style-name="T1"> (Talmud, Sanhedrin 97a)</text:span></text:p>
      <text:p text:style-name="P7"><text:soft-page-break/><text:span text:style-name="T1">In footsteps of the Messiah [Hazrat Mahdi (pbuh)]...</text:span><text:span text:style-name="T3"> a son will not feel ashamed before his father.</text:span><text:span text:style-name="T1"> (Talmud, Sotah 49b)</text:span></text:p>
      <text:p text:style-name="P7"><text:span text:style-name="T1">In the footsteps of the Messiah [Hazrat Mahdi (pbuh)]... the dewellers on the frontier will go about [begging] from place to place </text:span><text:span text:style-name="T3">without anyone to take pity on them</text:span><text:span text:style-name="T1">... (Talmud, Sotah 49b)</text:span></text:p>
      <text:p text:style-name="P7"><text:span text:style-name="T3">I will gather all the nations... to fight...</text:span><text:span text:style-name="T1"> the houses ransacked, and the women raped. Half of the city will go into exile... (Zechariah, 14:2)</text:span></text:p>
      <text:p text:style-name="P7"><text:span text:style-name="T1">This is the plague with which the Lord will strike all the nations that fought... </text:span><text:span text:style-name="T2">Their flesh shall consume away while they stand upon their feet, their eyes will rot in their sockets, and their tongues will rot in their mouths.</text:span><text:span text:style-name="T1"> (Zechariah, 14:12) </text:span></text:p>
      <text:p text:style-name="P7"><text:span text:style-name="T2">... All joy turns to gloom, all gaiety is banished from the earth.</text:span><text:span text:style-name="T1"> (Isaiah, 24:11)</text:span></text:p>
      <text:p text:style-name="P7"><text:span text:style-name="T2">... The foundations of the earth shake... The earth is thoroughly shaken... </text:span><text:span text:style-name="T1">It sways like a hut in the wind... (Isaiah, 24:18-20)</text:span></text:p>
      <text:p text:style-name="P7"><text:span text:style-name="T1">The Lord of Armies will punish you with </text:span><text:span text:style-name="T2">thunder, earthquakes, and loud noises, with windstorms, rainstorms, and fire storms.</text:span><text:span text:style-name="T1"> (Isaiah, 29:6)</text:span></text:p>
      <text:p text:style-name="P7"><text:span text:style-name="T1">In the seven-year cycle at the end of which the son of David [Hazrat Mahdi (pbuh)] will come–in the first year, this verse will be fulfilled: </text:span><text:span text:style-name="T3">And I will cause it to rain upon one city and cause it not to rain upon another city</text:span><text:span text:style-name="T1">. (Talmud, Sanhedrin 97a)</text:span></text:p>
      <text:p text:style-name="TR_20_block"><text:span text:style-name="T17">An oracle concerning Babylon</text:span><text:span text:style-name="Footnote_20_Symbol"><text:span text:style-name="T17"><text:note text:id="ftn2" text:note-class="footnote"><text:note-citation>1</text:note-citation><text:note-body><text:p text:style-name="Tr_20_Caption"><text:s/><text:span text:style-name="T1">Babylon: The name of an ancient city near Baghdad, the capital of modern-day Iraq.</text:span></text:p></text:note-body></text:note></text:span></text:span><text:span text:style-name="T16"> that Isaiah... They come from faraway lands, from the ends of the heavens... to destroy the whole country... Their wives [will be] ravished... Their houses will be looted... Their bows will strike down the young men; they will have no mercy on infants nor will they look with compassion on children. (Isaiah, 13:1, 5-16-18)</text:span></text:p>
      <text:p text:style-name="P17"/>
      <text:p text:style-name="P17"/>
      <text:h text:style-name="P29" text:outline-level="2">The Characteristics of Hazrat Mahdi (pbuh)in the Torah and Other Judaic Scriptures</text:h>
      <text:p text:style-name="P17"/>
      <text:p text:style-name="P7"><text:span text:style-name="T3">Righteousness</text:span><text:span text:style-name="T1"> will be his [Hazrat Mahdi's (pbuh)] belt, and </text:span><text:span text:style-name="T3">faithfulness</text:span><text:span text:style-name="T1"> the sash around his waist. (Isaiah, 11:5)</text:span></text:p>
      <text:p text:style-name="P7"><text:span text:style-name="T2">With righteousness shall he</text:span><text:span text:style-name="T1"> [Hazrat Mahdi (pbuh)] </text:span><text:span text:style-name="T2">judge the poor, with justice he will give decisions for the poor of the earth...</text:span><text:span text:style-name="T1"> (Isaiah, 11:4)</text:span></text:p>
      <text:p text:style-name="P7"><text:span text:style-name="T1">He [Hazrat Mahdi (pbuh)] </text:span><text:span text:style-name="T3">will strike the earth with the rod of his mouth</text:span><text:span text:style-name="T1"> [he will influence with his words without having a weapon]; with the breath of his lips he will slay the wicked [he will make them spiritually ineffective by his speech.] (Isaiah, 11:4)</text:span></text:p>
      <text:p text:style-name="P7"><text:soft-page-break/><text:span text:style-name="T1">He [Hazrat Mahdi (pbuh)] will [then] </text:span><text:span text:style-name="T3">correct the entire world to serve God together</text:span><text:span text:style-name="T1">, as is written: "For then I shall turn to the nations a pure tongue, that all shall call upon the name of God to serve Him shoulder to shoulder." [Zephaniah, 3:9] (Maimonides, Mishnah Torah, Laws of Kings 11:4)</text:span></text:p>
      <text:p text:style-name="P7"><text:span text:style-name="T1">"Not by might nor by power, but </text:span><text:span text:style-name="T3">by My Spirit</text:span><text:span text:style-name="T1">," says the Lord Almighty. (Zechariah, 4:6) </text:span></text:p>
      <text:p text:style-name="P8">See, My servant [Hazrat Mahdi (pbuh)] will act wisely; he will be raised and lifted up and highly exalted. (Isaiah, 52:13)</text:p>
      <text:p text:style-name="P7"><text:span text:style-name="T1">He [Hazrat Mahdi (pbuh)] was given authority, glory and sovereign power. All the peoples, nations, and languages should serve him. </text:span><text:span text:style-name="T3">His dominion is an everlasting dominion that will not pass away, and his kingdom is one that will never be destroyed.</text:span><text:span text:style-name="T1"> (Daniel, 7:14)</text:span></text:p>
      <text:p text:style-name="P7"><text:span text:style-name="T1">... Son of David [Hazrat Mahdi (pbuh), like the Prophet Solomon (pbuh)]... </text:span><text:span text:style-name="T3">reigned only over his couch...</text:span><text:span text:style-name="T1"> (Talmud, Sanhedrin 20b)</text:span></text:p>
      <text:p text:style-name="P7"><text:span text:style-name="T2">I will take away the chariots... and the battle bow will be broken... He [Hazrat Mahdi (pbuh)] will proclaim peace to the nations...</text:span><text:span text:style-name="T1"> (Zechariah, 9:10)</text:span></text:p>
      <text:p text:style-name="P7"><text:span text:style-name="T2">... The spirit of the fear of Lord shall rest upon him [Hazrat Mahdi (pbuh)]... </text:span><text:span text:style-name="T1">His delight shall be in the fear of Lord... (Isaiah, 11:2-3)</text:span></text:p>
      <text:p text:style-name="P7"><text:span text:style-name="T1">... That king who will arise from the descendants of David [Hazrat Mahdi (pbuh)]</text:span><text:span text:style-name="T3">... will therefore [be able to] teach the people the ways of God and to fear Him...</text:span><text:span text:style-name="T1"> (Maimonides, Mishnah Torah, Repentance 9:2)</text:span></text:p>
      <text:p text:style-name="P7"><text:span text:style-name="T1">... A king [Hazrat Mahdi (pbuh)] will arise from the House of David... and </text:span><text:span text:style-name="T3">repair the breaches</text:span><text:span text:style-name="T1"> [in the observance of Allah's Laws]... (Maimonides, Mishnah Torah, Laws of Kings 11:4)</text:span></text:p>
      <text:p text:style-name="P7"><text:span text:style-name="T1">... His [Hazrat Mahdi's (pbuh)] </text:span><text:span text:style-name="T3">resting-place shall be glorious</text:span><text:span text:style-name="T1">. (Isaiah, 11:10)</text:span></text:p>
      <text:p text:style-name="P7"><text:span text:style-name="T1">He [Hazrat Mahdi (pbuh)] smells [a man] and judges, as it is written, and </text:span><text:span text:style-name="T2">he will not judge by what he sees with his eyes, or decide by what he hears with his ears; but with righteousness he will judge the needy, with justice he will give decisions for the poor of the earth. </text:span><text:span text:style-name="T1">[Isaiah, 11:3-4] (Talmud, Sanhedrin 93b)</text:span></text:p>
      <text:p text:style-name="P7"><text:span text:style-name="T1">How beautiful... are the feet of those... </text:span><text:span text:style-name="T2">who proclaim peace, who bring good tidings, who proclaim salvation...</text:span><text:span text:style-name="T1"> (Isaiah, 52:7)</text:span></text:p>
      <text:p text:style-name="P7"><text:span text:style-name="T1">The Sages did not ask him [Hazrat Mahdi (pbuh)] </text:span><text:span text:style-name="T3">for any signs or wonders.</text:span><text:span text:style-name="T1"> (Maimonides, Mishnah Torah, Laws of Kings 11:2)</text:span></text:p>
      <text:p text:style-name="P7"><text:span text:style-name="T1">He [Messiah (Hazrat Mahdi [pbuh])] </text:span><text:span text:style-name="T3">will achieve great fame, </text:span><text:span text:style-name="T1">and his reputation among the nations will be even greater than that of [the Prophet] King Solomon... (Maimonides, Mishnah Torah, Sanhedrin 10:1)</text:span></text:p>
      <text:p text:style-name="P7"><text:span text:style-name="T1">... What is his (the Messiah's [Hazrat Mahdi's (pbuh)]) name?... His name is </text:span><text:span text:style-name="T3">Shiloh</text:span><text:span text:style-name="T1"> [sent by God, gift of God]... His name is </text:span><text:span text:style-name="T3">Yinnon</text:span><text:span text:style-name="T1"> [His name shall endure]... His name is </text:span><text:span text:style-name="T3">Haninah</text:span><text:span text:style-name="T1"> [blessed by God]... His name is </text:span><text:span text:style-name="T3">Menachem</text:span><text:span text:style-name="T1"> [the comforter]... Because Menachem [the comforter], that would relieve my soul... Surely he has borne our griefs, and carried our sorrows... (Talmud, Sanhedrin 98b)</text:span></text:p>
      <text:p text:style-name="P17"><text:soft-page-break/></text:p>
      <text:p text:style-name="P17"/>
      <text:h text:style-name="P29" text:outline-level="2">The Period of Hazrat Mahdi's (pbuh) Rule in the Torah and Other Judaic Scriptures</text:h>
      <text:p text:style-name="P17"/>
      <text:p text:style-name="P7"><text:span text:style-name="T1">And at that time... </text:span><text:span text:style-name="T3">the earth shall be filled with the knowledge of God...</text:span><text:span text:style-name="T1"> (Maimonides, Mishnah Torah, Laws of Kings 12:5)</text:span></text:p>
      <text:p text:style-name="P7"><text:span text:style-name="T1">Gladness and joy will overtake them, </text:span><text:span text:style-name="T3">and sorrow and sighing will flee away.</text:span><text:span text:style-name="T1"> (Isaiah, 51:11)</text:span></text:p>
      <text:p text:style-name="P7"><text:span text:style-name="T1">And at that time [Hazrat Mahdi's (pbuh) time]... </text:span><text:span text:style-name="T3">they will perceive the esoteric truths and comprehend their Creator's wisdom as is the capacity of man.</text:span><text:span text:style-name="T1"> As it is written: "For the earth shall be filled with knowledge of God, as the waters cover the sea..." (Maimonides, Mishnah Torah, Laws of Kings 12:5)</text:span></text:p>
      <text:p text:style-name="P7"><text:span text:style-name="T1">... In the last days... He [the Lord]... will settle disputes for many peoples... </text:span><text:span text:style-name="T3">Nation will not take up sword against nation, nor will they train for war anymore.</text:span><text:span text:style-name="T1"> (Isaiah, 2:2-4; Micah, 4:1-3)</text:span></text:p>
      <text:p text:style-name="P7"><text:span text:style-name="T2">... Burn them [the weapons] up—the small and large shields, the bows and arrows, the war clubs and spears...</text:span><text:span text:style-name="T1"> They will use them for fuel... declares the Sovereign Lord. (Ezekiel, 39:9-10)</text:span></text:p>
      <text:p text:style-name="P7"><text:span text:style-name="T1">The wolf will live with the lamb, the leopard will lie down with the goat, the calf and the lion and the yearling together, and a little child will lead them... The lion will eat straw like the ox. The infant will play near the hole of the cobra, and the young child put his hand into the viper's nest. </text:span><text:span text:style-name="T3">They will neither harm nor destroy... </text:span><text:span text:style-name="T1">(Isaiah, 11:6-9)</text:span></text:p>
      <text:p text:style-name="P7"><text:span text:style-name="T1">Then will </text:span><text:span text:style-name="T2">the eyes of the blind be opened and the ears of the deaf unstopped. Then will the lame leap like a deer, and the mute tongue shout for joy...</text:span><text:span text:style-name="T1"> (Isaiah, 35:5-6)</text:span></text:p>
      <text:p text:style-name="P7"><text:span text:style-name="T3">Water will gush forth in the wilderness and streams in the desert. </text:span><text:span text:style-name="T1">The burning sand will become a pool, the thirsty ground bubbling springs... (Isaiah, 35:6-7)</text:span></text:p>
      <text:p text:style-name="P7"><text:span text:style-name="T1">I will call for the grain and make it plentiful... </text:span><text:span text:style-name="T3">I will increase the fruit of the trees and the crops of the field.</text:span><text:span text:style-name="T1"> (Ezekiel, 36:29-30)</text:span></text:p>
      <text:p text:style-name="P7"><text:span text:style-name="T1">In that time [Hazrat Mahdi's (pbuh) era] </text:span><text:span text:style-name="T3">there will be neither famine nor war, neither envy nor strife. </text:span><text:span text:style-name="T1">All good things will be bestowed in abundance, and all delicacies will be accessible like dust. (Maimonides, Mishnah Torah, Laws of Kings 12:5)</text:span></text:p>
      <text:p text:style-name="P7"><text:span text:style-name="T1">They will feed beside the roads and find pasture on every barren hill. </text:span><text:span text:style-name="T3">They will neither hunger nor thirst...</text:span><text:span text:style-name="T1"> (Isaiah, 49:9-10) </text:span></text:p>
      <text:p text:style-name="P7"><text:span text:style-name="T1">In the generation in which the son of David [Hazrat Mahdi (pbuh)] will come...</text:span><text:span text:style-name="T3"> all the wild trees... will bear fruit;</text:span><text:span text:style-name="T1"> for it is said in Scripture, for the tree bears its fruit, the fig-tree and the vine do yield their strength. [Joel, 2:22] (Talmud, Kethuboth, 112b)</text:span></text:p>
      <text:p text:style-name="P7"><text:soft-page-break/><text:span text:style-name="T1">The Lord will be Ruler over the whole earth. </text:span><text:span text:style-name="T2">On that day there will be one Lord, and His name the only name. </text:span><text:span text:style-name="T1">(Zechariah, 14:9)</text:span></text:p>
      <text:p text:style-name="P7"><text:span text:style-name="T2">... For the earth will be full of the knowledge of the Lord</text:span><text:span text:style-name="T1"> as the waters cover the sea... (Isaiah, 11:9)</text:span></text:p>
      <text:p text:style-name="P7"><text:span text:style-name="T2">... They will see the Glory of the Lord, the splendor of our God.</text:span><text:span text:style-name="T1"> (Isaiah, 35:2)</text:span></text:p>
      <text:p text:style-name="P7"><text:span text:style-name="T1">... The Lord alone will be exalted in that day, and </text:span><text:span text:style-name="T3">the idols will totally disappear.</text:span><text:span text:style-name="T1"> (Isaiah, 2:17-18)</text:span></text:p>
      <text:p text:style-name="P7"><text:span text:style-name="T2">They will follow My laws and be careful to keep My decrees.</text:span><text:span text:style-name="T1"> (Ezekiel, 37:24)</text:span></text:p>
      <text:p text:style-name="P7"><text:span text:style-name="T3">They will no longer defile themselves with their idols and vile images or with any of their offenses,</text:span><text:span text:style-name="T1"> for I will save them from all their sinful backsliding and I will cleanse them... (Ezekiel, 37:23-24)</text:span></text:p>
      <text:p text:style-name="P7"><text:span text:style-name="T1">... [At the time of Hazrat Mahdi (pbuh), people] </text:span><text:span text:style-name="T3">will do no wrong; they will speak no lies</text:span><text:span text:style-name="T1">, nor will deceit be found in their mouths... (Zephaniah, 3:13)</text:span></text:p>
      <text:p text:style-name="P7"><text:span text:style-name="T3">Justice will dwell </text:span><text:span text:style-name="T1">in the desert and righteousness live in the fertile field. (Isaiah, 32:16)</text:span></text:p>
      <text:p text:style-name="P7"><text:span text:style-name="T1">.... </text:span><text:span text:style-name="T3">You will eat all the food you want and live in safety in your land. </text:span><text:span text:style-name="T1">I will grant peace in the land, and you will lie down and no one will make you afraid. I will remove savage beasts from the land, and </text:span><text:span text:style-name="T3">the sword will not pass through your country.</text:span><text:span text:style-name="T1"> (Leviticus, 26:5-6)</text:span></text:p>
      <text:p text:style-name="P7"><text:span text:style-name="T2">... They will rebuild the ruined cities and live in them...</text:span><text:span text:style-name="T1"> (Amos, 9:14)</text:span></text:p>
      <text:p text:style-name="P7"><text:span text:style-name="T2">... The loftiness of man shall be bowed down, and the haughtiness of men shall be brought low...</text:span><text:span text:style-name="T1"> (Isaiah, 2:17)</text:span></text:p>
      <text:p text:style-name="P7"><text:span text:style-name="T2">No longer will the fool be called noble, nor the scoundrel be highly respected.</text:span><text:span text:style-name="T1"> (Isaiah, 32:5)</text:span></text:p>
      <text:p text:style-name="P7"><text:span text:style-name="T1">... In the [Hazrat Mahdi's (pbuh)] age... </text:span><text:span text:style-name="T3">with very little effort they will be able to accomplish very much.</text:span><text:span text:style-name="T1"> (Maimonides, Mishnah Torah, Sanhedrin 10:1)</text:span></text:p>
      <text:p text:style-name="P7"><text:span text:style-name="T1">The Messianic age [the age of Hazrat Mahdi (pbuh)] will be... </text:span><text:span text:style-name="T3">outstanding in wisdom...</text:span><text:span text:style-name="T1"> (Maimonides, Mishnah Torah, Sanhedrin 10:1)</text:span></text:p>
      <text:p text:style-name="P7"><text:span text:style-name="T1">... In those days [of Hazrat Mahdi (pbuh)] </text:span><text:span text:style-name="T3">knowledge, wisdom and truth will be increased in the world, </text:span><text:span text:style-name="T1">as it is written "... and I will take away the stony heart out of your flesh"... (Maimonides, Mishnah Torah, Repentance 9:2)</text:span></text:p>
      <text:p text:style-name="P17"/>
      <text:p text:style-name="P17"/>
      <text:h text:style-name="P26" text:outline-level="1">The Period of Hazrat Mahdi's (pbuh) Rule in the Psalms</text:h>
      <text:p text:style-name="P16"/>
      <text:p text:style-name="P16"/>
      <text:p text:style-name="P7"><text:span text:style-name="T2">Trust in the Lord and do good... Delight yourself in the Lord</text:span><text:span text:style-name="T1"> and He will give you the desires of your heart. Commit your way to the Lord; trust in Him... </text:span><text:span text:style-name="T2">Those who hope in the Lord will inherit the land...</text:span><text:span text:style-name="T1"> (Psalms, 37:3-5, 9)</text:span></text:p>
      <text:p text:style-name="P7"><text:span text:style-name="T1">... </text:span><text:span text:style-name="T3">The meek will inherit the land</text:span><text:span text:style-name="T1"> and enjoy great peace... for the power of the wicked will be broken, the Lord upholds the righteous. The days of the blameless are known to the Lord and their inheritance will endure forever... (Psalms, 37:11, 17-18)</text:span></text:p>
      <text:p text:style-name="P7"><text:span text:style-name="T3">All the ends of the earth will remember and turn to the Lord</text:span><text:span text:style-name="T1">, and all the families of the nations will bow down before him, for dominion belongs to the Lord. (Psalms, 22:27-28)</text:span></text:p>
      <text:p text:style-name="P7"><text:span text:style-name="T1">Here I will make a horn grow for David [Hazrat Mahdi (pbuh)] and set up a lamp for My anointed one. </text:span><text:span text:style-name="T3">I will clothe his enemies with shame, but the crown on his head will be resplendent. </text:span><text:span text:style-name="T1">(Psalms, 132:17-18)</text:span></text:p>
      <text:p text:style-name="P7"><text:span text:style-name="T1">Who, then, is the man that </text:span><text:span text:style-name="T3">fears the Lord?</text:span><text:span text:style-name="T1">... He will spend his days in prosperity, and his </text:span><text:span text:style-name="T3">descendants will inherit the land.</text:span><text:span text:style-name="T1"> The Lord confides in those who fear Him. (Psalms, 25:12-14)</text:span></text:p>
      <text:p text:style-name="P7"><text:span text:style-name="T2">Through the victories You gave, his glory is great; You have bestowed on him splendor and majesty. Surely You have granted him eternal blessings and made him glad with the joy of Your Presence.</text:span><text:span text:style-name="T1"> For the king [Hazrat Mahdi (pbuh)] trusts in the Lord; through the unfailing love of the Most High he will not be shaken. (Psalms, 21:5-7)</text:span></text:p>
      <text:p text:style-name="P7"><text:span text:style-name="T2">May the King's [Hazrat Mahdi's (pbuh)] name endure for ever; may his name be continued as long as the Sun;</text:span><text:span text:style-name="T1"> may men also bless themselves by him; may all nations call him happy. (Psalms, 72:17)</text:span></text:p>
      <text:p text:style-name="P7"><text:span text:style-name="T3">Let your sharp arrows pierce the hearts of the king's enemies </text:span><text:span text:style-name="T1">[Hazrat Mahdi's (pbuh) words are so wise and affective that he will make the irreligious ideologies ineffective]. </text:span><text:span text:style-name="T3">Let the nations fall beneath your feet </text:span><text:span text:style-name="T1">[all the people will be subject to Hazrat Mahdi (pbuh)]. (Psalms, 45:5)</text:span></text:p>
      <text:p text:style-name="P7"><text:span text:style-name="T1">He [Hazrat Mahdi (pbuh)] will </text:span><text:span text:style-name="T3">rule from sea to sea and from the River </text:span><text:span text:style-name="T1">[Euphrates] to the ends of the earth. (Psalms, 72:8)</text:span></text:p>
      <text:p text:style-name="P7"><text:span text:style-name="T1">Through the victories You gave, his [Hazrat Mahdi's (pbuh)] glory is great; </text:span><text:span text:style-name="T3">You have bestowed on him splendor and majesty. </text:span><text:span text:style-name="T1">(Psalms, 21:5)</text:span></text:p>
      <text:p text:style-name="P7"><text:soft-page-break/><text:span text:style-name="T3">You welcomed him [Hazrat Mahdi (pbuh)] with rich blessings </text:span><text:span text:style-name="T1">and placed a crown of pure gold on his head. He asked You for life, and</text:span><text:span text:style-name="T3"> You gave it to him...</text:span><text:span text:style-name="T1"> (Psalms, 21:3-4)</text:span></text:p>
      <text:p text:style-name="P7"><text:span text:style-name="T3">He gives His king [Hazrat Mahdi (pbuh)] great victories; </text:span><text:span text:style-name="T1">He shows unfailing kindness to his anointed ... forever. (2 Samuel, 22:51; Psalms, 18:50)</text:span></text:p>
      <text:p text:style-name="P7"><text:span text:style-name="T2">You are the most handsome of the sons men; grace is poured upon your lips...</text:span><text:span text:style-name="T1"> (Psalms, 45:2)</text:span></text:p>
      <text:p text:style-name="P7"><text:span text:style-name="T2">... You have bestowed on him [Hazrat Mahdi (pbuh)] splendor and majesty.</text:span><text:span text:style-name="T1"> (Psalms, 21:5)</text:span></text:p>
      <text:p text:style-name="P7"><text:span text:style-name="T1">... </text:span><text:span text:style-name="T3">A scepter of justice </text:span><text:span text:style-name="T1">will be the scepter of your [Hazrat Mahdi’s (pbuh)] kingdom. </text:span><text:span text:style-name="T3">You love righteousness and hate wickedness</text:span><text:span text:style-name="T1">... (Psalms, 45:6-7)</text:span></text:p>
      <text:p text:style-name="P7"><text:span text:style-name="T1">For he [Hazrat Mahdi (pbuh)] </text:span><text:span text:style-name="T3">will deliver the needy who cry out, the afflicted who have no one to help</text:span><text:span text:style-name="T1">. He [Hazrat Mahdi (pbuh)] will have pity on the poor and needy, and the souls of the needy he will save. He [Hazrat Mahdi (pbuh)] </text:span><text:span text:style-name="T3">will redeem their soul from oppression and violence, and precious will their blood be in his sight.</text:span><text:span text:style-name="T1"> (Psalms, 72:12-14) </text:span></text:p>
      <text:p text:style-name="P7"><text:span text:style-name="T1">He [Hazrat Mahdi (pbuh)] </text:span><text:span text:style-name="T2">will defend the afflicted among the people, and save the children of the needy...</text:span><text:span text:style-name="T1"> (Psalms, 72:4)</text:span></text:p>
      <text:p text:style-name="P7"><text:span text:style-name="T1">O mighty one [Hazrat Mahdi (pbuh)]; </text:span><text:span text:style-name="T3">clothe yourself with splendor and majesty.</text:span><text:span text:style-name="T1"> (Psalms, 45:3)</text:span></text:p>
      <text:p text:style-name="P7"><text:span text:style-name="T1">He [Hazrat Mahdi (pbuh)] will be like rain falling on a mown field, like showers watering the earth. In his days, the righteous will flourish; </text:span><text:span text:style-name="T3">prosperity will abound till the Moon is no more.</text:span><text:span text:style-name="T1"> (Psalms, 72:6-7)</text:span></text:p>
      <text:p text:style-name="P7"><text:span text:style-name="T1">I will clothe his enemies with shame, but </text:span><text:span text:style-name="T3">the crown on his head will be resplendent</text:span><text:span text:style-name="T1">. (Psalms, 132: 18)</text:span></text:p>
      <text:p text:style-name="P7"><text:span text:style-name="T1">O Lord, the king [Hazrat Mahdi (pbuh)] rejoices in your strength. </text:span><text:span text:style-name="T3">How great is his joy in the victories You give!</text:span><text:span text:style-name="T1"> You have granted him the desire of his heart and have not withheld the request of his lips. (Psalms, 21:1-2)</text:span></text:p>
      <text:p text:style-name="P7"><text:span text:style-name="T2">Surely You have granted him [Hazrat Mahdi (pbuh)] eternal blessings...</text:span><text:span text:style-name="T1"> (Psalms, 21:6)</text:span></text:p>
      <text:p text:style-name="P7"><text:span text:style-name="T1">Why do the nations conspire and the peoples plot in vain? </text:span><text:span text:style-name="T2">The kings of the earth take their stand and the rulers gather together against the Lord and against His anointed one [Hazrat Mahdi (pbuh)]. </text:span><text:span text:style-name="T1">"Let us break their chains," they say, "and throw off their fetters." (Psalms, 2:1-3)</text:span></text:p>
      <text:p text:style-name="P7"><text:span text:style-name="T3">You will rule them with an iron scepter; you will dash them to pieces like pottery</text:span><text:span text:style-name="T1"> [that is, Hazrat Mahdi (pbuh) will demolish the irreligious systems by his ideas]. (Psalms, 2:9)</text:span></text:p>
      <text:p text:style-name="P17"/>
      <text:p text:style-name="P17"/>
      <text:h text:style-name="P26" text:outline-level="1">Hazrat Mahdi (pbuh) in the Gospel</text:h>
      <text:p text:style-name="P17"/>
      <text:p text:style-name="P17"/>
      <text:h text:style-name="P29" text:outline-level="2">The Events Leading up to the Appearance of Hazrat Mahdi (pbuh) in the Gospel</text:h>
      <text:p text:style-name="P17"/>
      <text:p text:style-name="P7"><text:span text:style-name="T1">As Jesus was sitting on the Mount of Olives, the disciples came to him privately. "Tell us," they said, "when will this happen, and what will be the sign of your coming and of the end of the age?" Jesus answered: "Watch out that no one deceives you. </text:span><text:span text:style-name="T3">For many will come in my name, claiming, 'I am the Messiah,' and will deceive many. You will hear of wars and rumors of wars, but see to it that you are not alarmed</text:span><text:span text:style-name="T1">. Such things must happen, but the end is still to come. </text:span><text:span text:style-name="T3">Nation will rise against nation, and kingdom against kingdom. There will be famines and earthquakes in various places.</text:span><text:span text:style-name="T1"> All these are the beginning of birth pains. </text:span><text:span text:style-name="T3">Then you will be handed over to be persecuted and put to death, and you will be hated by all nations because of me. At that time many will turn away from the faith and will betray and hate each other, and many false prophets will appear and deceive many people. Because of the increase of wickedness, the love of most will grow cold. </text:span><text:span text:style-name="T1">But the one who stands firm to the end will be saved. And this gospel of the kingdom will be preached in the whole world as a testimony to all nations, and then the end will come.” (Matthew, 24:3-14)</text:span></text:p>
      <text:p text:style-name="P7"><text:span text:style-name="T1">... [That day will not come] </text:span><text:span text:style-name="T3">until the rebellion occurs..</text:span><text:span text:style-name="T1">. (2 Thessalonians, 2:3)</text:span></text:p>
      <text:p text:style-name="P7"><text:span text:style-name="T1">But, dear friends, remember what the apostles of Jesus Christ foretold. They said to you, </text:span><text:span text:style-name="T3">"In the last times there will be scoffers who will follow their own ungodly desires."</text:span><text:span text:style-name="T1"> These are the people who divide you, who follow mere natural instincts and do not have the spirit. (Jude, 1:17-19)</text:span></text:p>
      <text:p text:style-name="P7"><text:span text:style-name="T1">For although they knew God, </text:span><text:span text:style-name="T3">they neither glorified Him as God [God is beyond that] nor gave thanks to Him</text:span><text:span text:style-name="T1">, but their thinking became futile and their foolish hearts were darkened. Although they claimed to be wise, they became fools. </text:span><text:span text:style-name="T3">and exchanged the glory of the immortal God for images made to look like a mortal human being and birds and animals and reptiles...</text:span><text:span text:style-name="T1"> They exchanged the truth about God for a lie, </text:span><text:span text:style-name="T3">and worshiped and served created things [God is beyond that] rather than the Creator</text:span><text:span text:style-name="T1">—Who is forever praised. Amen. (Romans, 1:21-25)</text:span></text:p>
      <text:p text:style-name="P7"><text:span text:style-name="T1">For the time will come </text:span><text:span text:style-name="T2">when men will not put up with sound doctrine.</text:span><text:span text:style-name="T1"> Instead...</text:span><text:span text:style-name="T2">they will gather around them a great number of teachers to say what their itching ears want to hear.</text:span><text:span text:style-name="T1"> (2 Timothy, 4:3-4)</text:span></text:p>
      <text:p text:style-name="P7"><text:soft-page-break/><text:span text:style-name="T1">But mark this: There will be terrible times in the last days. </text:span><text:span text:style-name="T2">People will be lovers of themselves, lovers of money, boastful, proud, abusive, disobedient to their parents, ungrateful, unholy, without love, unforgiving, slanderous, without self-control, brutal, not lovers of the good, There will be... in the last days treacherous, rash, conceited, lovers of pleasure rather than lovers of God—having a form of godliness, but denying its power. Have nothing to do with them.</text:span><text:span text:style-name="T1"> (2 Timothy, 3:1-5) </text:span></text:p>
      <text:p text:style-name="P7"><text:span text:style-name="T2">... You will be brought before kings and governors, </text:span><text:span text:style-name="T1">and all on account of my name [the name of the Prophet Jesus (pbuh)]... </text:span><text:span text:style-name="T2">You will be betrayed even by parents, brothers, relatives and friends, and they will put some of you to death. All men will hate you because of me</text:span><text:span text:style-name="T1"> [the Prophet Jesus (pbuh)]... By standing firm, you will gain life. [Hazrat Mahdi (pbuh) and his followers will be similarly oppressed.] (Luke, 21:12, 16, 17, 19)</text:span></text:p>
      <text:p text:style-name="P7"><text:span text:style-name="T1">When you hear of wars and revolutions, do not be frightened. These things must happen first, but the end will not come right away. Then he [the Prophet Jesus (pbuh)] said to them: </text:span><text:span text:style-name="T3">"Nation will rise against nation, and kingdom against kingdom. There will be great earthquakes, famines and pestilences in various places, and fearful events and great signs from heaven."</text:span><text:span text:style-name="T1"> (Luke, 21:9-11)</text:span></text:p>
      <text:p text:style-name="P7"><text:span text:style-name="T2">There will be signs in the Sun, Moon and stars. On the earth, nations will be in anguish and perplexity at the roaring and tossing of the sea. People will faint from terror,</text:span><text:span text:style-name="T1"> apprehensive of what is coming on the world... (Luke, 21:25-26)</text:span></text:p>
      <text:p text:style-name="P7"><text:span text:style-name="T1">It was the same in the days of Lot. People were eating and drinking, buying and selling, planting and building. But the day Lot left Sodom,</text:span><text:span text:style-name="T3"> fire and sulfur rained down from heaven and destroyed them all. It will be just like this on the day the Son of Man [the Prophet Jesus (pbuh)] is revealed.</text:span><text:span text:style-name="T1"> (Luke, 17:28-30)</text:span></text:p>
      <text:p text:style-name="P7"><text:span text:style-name="T1">Just as it was in the days of Noah, </text:span><text:span text:style-name="T3">so also will it be in the days of the Son of Man [before the Prophet Jesus' (pbuh) coming]. </text:span><text:span text:style-name="T1">People were eating, drinking, marrying and being given in marriage up to the day Noah entered the ark. Then the flood came and destroyed them all. (Luke, 17:26-27)</text:span></text:p>
      <text:p text:style-name="P7"><text:span text:style-name="T3">[It] was given power to take peace from the earth</text:span><text:span text:style-name="T1"> and to make men slay each other... (Revelation, 6:4)</text:span></text:p>
      <text:p text:style-name="P7"><text:span text:style-name="T2">Brother will betray brother to death, and a father his child. Children will rebel against their parents and have them put to death.</text:span><text:span text:style-name="T1"> (Mark, 13:12)</text:span></text:p>
      <text:p text:style-name="P7"><text:span text:style-name="T1">Some of his disciples were remarking about how the Temple was adorned with beautiful stones and with gifts dedicated to God. But Jesus said, "</text:span><text:span text:style-name="T3">As for what you see here, the time will come when not one stone will be left on another...</text:span><text:span text:style-name="T1">" (Luke, 21:5-6)</text:span></text:p>
      <text:p text:style-name="TR_20_block"><text:span text:style-name="T17">The merchants of the earth will weep and mourn over her [Babylon</text:span><text:span text:style-name="Footnote_20_Symbol"><text:span text:style-name="T17"><text:note text:id="ftn3" text:note-class="footnote"><text:note-citation>1</text:note-citation><text:note-body><text:p text:style-name="Tr_20_Caption"><text:s/><text:span text:style-name="T1">Babylon: The name of an ancient city near Baghdad, the capital of today's Iraq.</text:span></text:p></text:note-body></text:note></text:span></text:span><text:span text:style-name="T17">] because no one buys their cargoes any more</text:span><text:span text:style-name="T16">—cargoes of gold, silver, precious stones and pearls; fine linen, purple, silk and scarlet cloth; every sort of citron wood, and articles of every kind made of ivory, costly wood, bronze, iron and marble; cargoes of cinnamon and spice, of incense, myrrh and frankincense... and olive oil, of fine flour and wheat; cattle and </text:span><text:soft-page-break/><text:span text:style-name="T16">sheep; horses and carriages... They will say, '</text:span><text:span text:style-name="T17">The fruit you longed for is gone from you. All your riches and splendor have vanished...</text:span><text:span text:style-name="T16">' The merchants who sold these things and gained their wealth from her will stand far off, terrified at her torment... and cry out: 'Woe! Woe to</text:span><text:span text:style-name="T17"> you, great city</text:span><text:span text:style-name="T16">, dressed in fine linen, purple and scarlet, and glittering with gold, precious stones and pearls! </text:span><text:span text:style-name="T17">In one hour such great wealth has been brought to ruin!</text:span><text:span text:style-name="T16">' Every sea captain, and all who travel by ship, the sailors, and all who earn their living from the sea, will stand far off. When </text:span><text:span text:style-name="T17">they see the smoke of her burning, they will exclaim,</text:span><text:span text:style-name="T16"> 'Was there ever a city like this great city?' They will throw dust on their heads, and with weeping and mourning cry out: ‘Woe! Woe to you, great city, where all who had ships on the sea became rich through her wealth! </text:span><text:span text:style-name="T17">In one hour she has been brought to ruin!'... With such violence the great city of Babylon will be thrown down, </text:span><text:span text:style-name="T16">never to be found again. (Revelation, 18:11-21)</text:span></text:p>
      <text:p text:style-name="P7"><text:span text:style-name="T1">Dear children, this is the last hour; </text:span><text:span text:style-name="T3">and as you have heard that the antichrist is coming,</text:span><text:span text:style-name="T1"> even now many antichrists have come. This is how we know it is the last hour. (1 John, 2:18)</text:span></text:p>
      <text:p text:style-name="P7"><text:span text:style-name="T1">And then the lawless one </text:span><text:span text:style-name="T2">[antichrist] will be revealed, whom... Jesus will overthrow with the breath of his mouth and destroy by the splendor of his coming.</text:span><text:span text:style-name="T1"> (2 Thessalonians, 2:8)</text:span></text:p>
      <text:p text:style-name="P17"/>
      <text:p text:style-name="P17"/>
      <text:h text:style-name="P29" text:outline-level="2">The Period of Hazrat Mahdi's (pbuh) Rule in the Gospel</text:h>
      <text:p text:style-name="P17"/>
      <text:p text:style-name="P7"><text:span text:style-name="T2">Blessed are the meek, for they will inherit the earth.</text:span><text:span text:style-name="T1"> (Matthew, 5:5)</text:span></text:p>
      <text:p text:style-name="P7"><text:span text:style-name="T1">When these things begin to take place, stand up and lift up your heads, because your redemption is drawing near. He [the Prophet Jesus (pbuh)] told them this parable: "Look at the fig tree and all the trees. When they sprout leaves, you can see for yourselves and know that summer is near. </text:span><text:span text:style-name="T3">Even so, when you see these things happening, you know that the kingdom of God is near.</text:span><text:span text:style-name="T1">" (Luke, 21:28-31)</text:span></text:p>
      <text:p text:style-name="P7"><text:span text:style-name="T1">Now learn this lesson from the fig tree: As soon as its twigs get tender and its leaves come out, you know that summer is near. </text:span><text:span text:style-name="T3">Even so, when you see all these things, you know that it [return of the Prophet Jesus (pbuh)] is near, right at the door. </text:span><text:span text:style-name="T1">(Matthew, 24:32-33)</text:span></text:p>
      <text:p text:style-name="P7"><text:span text:style-name="T1">... [From now on] the city does not need the Sun or the Moon to shine on it, for the Glory of God gives it light... There will be no more night. They will not need the light of a lamp or the light of the Sun, </text:span><text:span text:style-name="T3">for the Lord God will give them light. And they will reign for ever and ever.</text:span><text:span text:style-name="T1"> (Revelation, 21:23-25; 22:5)</text:span></text:p>
      <text:p text:style-name="P7"><text:soft-page-break/><text:span text:style-name="T2">I will put My laws in their minds and write them on their hearts.</text:span><text:span text:style-name="T1"> No longer will a man teach his neighbor, or a man his brother, saying, "Know the Lord,"—</text:span><text:span text:style-name="T2">because they will all know Me, from the least of them to the greatest.</text:span><text:span text:style-name="T1"> (Hebrews, 8:10-11)</text:span></text:p>
      <text:p text:style-name="P7"><text:span text:style-name="T1">For as lightning that comes </text:span><text:span text:style-name="T3">from the east is visible even in the west, so will be the coming of the Son of Man</text:span><text:span text:style-name="T1"> [the Prophet Jesus (pbuh)]. [The light of faith will prevail the earth.] (Matthew, 24:27)</text:span></text:p>
      <text:p text:style-name="P7"><text:span text:style-name="T1">Even on My servants, both men and women, </text:span><text:span text:style-name="T3">I will pour out My Spirit </text:span><text:span text:style-name="T1">in those days and </text:span><text:span text:style-name="T3">they will have morals like Prophets</text:span><text:span text:style-name="T1">. (Acts, 2:18)</text:span></text:p>
      <text:p text:style-name="P7"><text:span text:style-name="T1">But mark this:... in the last days... [those who oppose the truth], men of depraved minds, who, as far as the faith is concerned, are rejected. But they will not get very far because... </text:span><text:span text:style-name="T3">their folly will be clear to everyone.</text:span><text:span text:style-name="T1"> (2 Timothy, 3:8-9)</text:span></text:p>
      <text:p text:style-name="P7"><text:span text:style-name="T1">Has not God chosen those who are poor in the eyes of the world to </text:span><text:span text:style-name="T3">be rich in faith</text:span><text:span text:style-name="T1"> and </text:span><text:span text:style-name="T3">to inherit the kingdom </text:span><text:span text:style-name="T1">He promised those who love Him? (James, 2:5)</text:span></text:p>
      <text:p text:style-name="P7"><text:span text:style-name="T1">He will wipe every tear from their eyes. </text:span><text:span text:style-name="T3">There will be no more death or mourning or crying or pain...</text:span><text:span text:style-name="T1"> (Revelation, 21:4)</text:span></text:p>
      <text:p text:style-name="P7"><text:span text:style-name="T1">Now when he saw the crowds, he went up on a mountainside and sat down. His disciples came to him, and he began to teach them saying: "Blessed are the poor in spirit, for theirs is the kingdom of Heaven. Blessed are those who mourn for they will be comforted. </text:span><text:span text:style-name="T3">Blessed are the meek, for they will inherit the earth. </text:span><text:span text:style-name="T1">Blessed are those who hunger and thirst for righteousness, or they will be filled. Blessed are the merciful for they will be shown mercy. Blessed are the pure in heart, for they will see God. </text:span><text:span text:style-name="T3">Blessed are the peacemakers, for they will be called servants of God. Blessed are those who are persecuted because of righteousness, for theirs is the kingdom of Heaven...</text:span><text:span text:style-name="T1">" (Matthew, 5:1-11) </text:span></text:p>
      <text:p text:style-name="P7"><text:span text:style-name="T1">The nations will walk by its light, </text:span><text:span text:style-name="T3">and the kings of the earth will bring their splendor into it. </text:span><text:span text:style-name="T1">On no day will its gates ever be shut, for there will be no night there. The glory and honor of the nations will be brought into it. (Revelation, 21:24-26)</text:span></text:p>
      <text:p text:style-name="P7"><text:span text:style-name="T1">He has raised up a horn of salvation for us in the house of his servant David (as he said through his holy prophets of long ago), </text:span><text:span text:style-name="T3">salvation from our enemies and from the hand of all who hate us. </text:span><text:span text:style-name="T1">(Luke, 1:69-71)</text:span></text:p>
      <text:p text:style-name="P7"><text:span text:style-name="T1">... As it is written: "The deliverer [Hazrat Mahdi (pbuh)] will come... [and] </text:span><text:span text:style-name="T3">he will turn Godlessness away from Jacob.</text:span><text:span text:style-name="T1">" (Romans, 11:26)</text:span></text:p>
      <text:p text:style-name="P7"><text:span text:style-name="T1">He threw him [the antichrist] into the abyss, </text:span><text:span text:style-name="T2">and locked and sealed it over him, to keep him from deceiving the nations anymore... </text:span><text:span text:style-name="T1">(Revelation, 20:3)</text:span></text:p>
      <text:p text:style-name="P7"><text:span text:style-name="T1">... </text:span><text:span text:style-name="T3">Through them you may participate in the Divine nature</text:span><text:span text:style-name="T1"> and escape the corruption in the world caused by evil desires. (2 Peter, 1:4)</text:span></text:p>
      <text:p text:style-name="P7"><text:span text:style-name="T2">Never again will they hunger; never again will they thirst...</text:span><text:span text:style-name="T1"> (Revelation, 7:16)</text:span></text:p>
      <text:p text:style-name="P17"/>
      <text:p text:style-name="P17"/>
      <text:h text:style-name="P28" text:outline-level="2"><text:soft-page-break/><text:span text:style-name="T1">The Word Paraclete Mentioned in the Gospel May Refer to Hazrat Mahdi (pbuh) (Allah knows the truth)</text:span></text:h>
      <text:p text:style-name="P17"/>
      <text:h text:style-name="P30" text:outline-level="3">Paraclete: Helper, the spirit of truth, comforter</text:h>
      <text:p text:style-name="P7"><text:span text:style-name="T1">If you love me, you will obey what I command. And I will ask God, and </text:span><text:span text:style-name="T3">He will give you another Paraclete...</text:span><text:span text:style-name="T1"> (John, 14:15-16)</text:span></text:p>
      <text:p text:style-name="P7"><text:span text:style-name="T1">But </text:span><text:span text:style-name="T2">the Paraclete whom God will send in my name, will teach you all things and will remind you of everything I have said to you.</text:span><text:span text:style-name="T1"> (John, 14:26)</text:span></text:p>
      <text:p text:style-name="P7"><text:span text:style-name="T2">When the Counselor (Paraclete) comes... he will testify about me.</text:span><text:span text:style-name="T1"> And you also must testify about me... (John, 15:26-27)</text:span></text:p>
      <text:p text:style-name="P7"><text:span text:style-name="T1">But I tell you the truth: It is for your good that I am going away. </text:span><text:span text:style-name="T2">Unless I go away, the Paraclete will not come to you;</text:span><text:span text:style-name="T1"> but if I go, I will send him to you. </text:span><text:span text:style-name="T2">When he comes, he will convict the world of guilt in regard to sin and righteousness and judgment.</text:span><text:span text:style-name="T1"> (John, 16:7-8)</text:span></text:p>
      <text:p text:style-name="P7"><text:span text:style-name="T1">In regard to sin, because men do not believe in me; in regard to righteousness, because I am going to God, where you can see me no longer; and in regard to judgment, because the ruler of this world has been judged. "I have much more to say to you, more than you can now bear. But when </text:span><text:span text:style-name="T3">he, the spirit of truth, comes, he will guide you into all truth. He will not speak on his own; he will speak only what he hears, and he will tell you what is yet to come. </text:span><text:span text:style-name="T1">(John, 16:8-13)</text:span></text:p>
      <text:p text:style-name="P7"><text:span text:style-name="T1">[Jesus]: I will not speak with you much longer, for </text:span><text:span text:style-name="T3">the ruler of this world is coming.</text:span><text:span text:style-name="T1"> He has no hold on me. (John, 14:30)</text:span></text:p>
      <text:p text:style-name="P17"/>
      <text:p text:style-name="P17"/>
      <text:h text:style-name="P29" text:outline-level="2">The mention in the Gospel of 'a man carrying a pitcher of water' refers to Hazrat Mahdi (pbuh) (Allah knows the truth)</text:h>
      <text:p text:style-name="P17"/>
      <text:p text:style-name="P17">In astrology, the concept of "a man carrying a pitcher of water" refers to the House of Aquarius. This may be a sign that Hazrat Mahdi (pbuh) will also be born under the sign of Aquarius. (Allah knows the truth.) The Prophet Jesus (pbuh) advised his disciples and all Christians to obey and heed this reliable person from the House of Aquarius, and <text:soft-page-break/>counselled them to follow him right to the end. The Gospel refers to this person, an Aquarian, as follows:</text:p>
      <text:p text:style-name="P7"><text:span text:style-name="T1">Where do you want us to prepare for it?" They [the Disciples] asked. He [Jesus] replied, "As you enter the city, </text:span><text:span text:style-name="T3">a man carrying a pitcher of water will meet you. Follow him to the house that he enters"</text:span><text:span text:style-name="T1">. (Luke 22, 9-10)</text:span></text:p>
      <text:p text:style-name="P7"><text:span text:style-name="T1">... So he sent two of his disciples, telling them, "Go into the city, and </text:span><text:span text:style-name="T3">a man carrying a pitcher of water will meet you. Follow him....</text:span><text:span text:style-name="T1">" (Mark 14, 13)</text:span></text:p>
      <text:p text:style-name="P17"/>
      <text:p text:style-name="P17"/>
      <text:h text:style-name="P27" text:outline-level="1">CONCLUSION</text:h>
      <text:p text:style-name="P17"/>
      <text:p text:style-name="P17"/>
      <text:p text:style-name="P17">The time of the coming of the Prophet Jesus (pbuh) and Hazrat Mahdi (pbuh) in the End Times is great glad tidings from our Almighty Lord to all mankind. With the coming of these holy individuals, all superstitious beliefs and irreligious ideologies will disappear. In this way, people living under oppression, deprived of love and peace, in the darkness of a materialist world in which spiritual values such as affection, friendship, compassion, loyalty and respect have been forgotten, will witness a time when profound faith and superior moral values reign, and when love is experienced to the full by all. In this time, when faith in Allah the One and Only will prevail, there will be no more corruption, war and conflict will come to an end and no blood will be shed. People will come to a time of peace, justice and brotherhood they longed for over hundreds of years; by Almighty Allah's leave, they will witness a glorious Golden Age. </text:p>
      <text:p text:style-name="P17">These are the glad tidings of the "Mahdi," whom our Lord foretells for the End Times in the Qur'an, the Torah and the Gospel, who is also foretold in other Islamic and Judaic sources, and who has been known and awaited for thousands of years. As can be seen from the portents of the End Times taking place one after the other, we are in the End Times now, and the whole world is under the shadow of Hazrat Mahdi (pbuh), sent with the title of a "guide" by Allah to bring about the dominion of Islamic morals for the final time. And by the will of Allah, Hazrat Mahdi (pbuh) will successfully discharge this sublime task written in his destiny and will cause faith in Allah and the superior moral values beloved of Allah to rule the world. With the coming of Hazrat Mahdi (pbuh), the oppression, fear, hatred, anger, enmity, tension, bloodshed, violence, terror, lovelessness, bigotry and immorality that currently dominate the world will come to a total end. By our Almighty Lord's leave, all Muslims, Christians and Jews will live together in friendship and brotherhood and peace will reign over all the world. </text:p>
      <text:p text:style-name="P17">One of the greatest duties in the current age of all genuine Muslims, Christians and Jews who believe in the oneness of Allah is to impart the glad tidings of Hazrat Mahdi (pbuh). The coming of Hazrat Mahdi (pbuh), foretold in all three revealed religions, must spread across the world. They must sincerely believe that all the troubles and problems afflicting the world will come to an end with the appearance of Hazrat Mahdi (pbuh), they must all prepare the way for his coming, and must impart the good news of the seeds of peace, brotherhood and love that he will sow. In addition, they must strive to thwart the sinister maneuvers of those who encourage war by sowing the seeds of division between sects or faiths, who cause artificial divisions between Muslims, Christians and Jews and who seek to destroy the unity among believers. This is a responsibility befalling all true believers from the three divine faiths. </text:p>
      <text:p text:style-name="P17"><text:soft-page-break/>It must not be forgotten that the moral values loved by our Almighty Lord are those of paradise. There will be no war, anger or enmity in paradise. Therefore, the moral values that true believers must cause to prevail on earth, must be those of paradise. These values, which will rule the whole world through Hazrat Mahdi (pbuh), will, by way of the friends of Allah and by His leave, grow and gain strength in the holy period we are living in. </text:p>
      <text:p text:style-name="P14">You who believe! Enter absolutely into peace. Do not follow in the footsteps of satan. He is an outright enemy to you. (Surat al-Baqara, 208)</text:p>
      <text:h text:style-name="P27" text:outline-level="1">Appendix</text:h>
      <text:h text:style-name="P25" text:outline-level="1">The Deception of Evolution</text:h>
      <text:p text:style-name="P17"/>
      <text:p text:style-name="P17"/>
      <text:p text:style-name="P16"><text:span text:style-name="T1">Darwinism, in other words the theory of evolution, was put forward with the aim of denying the fact of Creation, but is in truth nothing but failed, unscientific nonsense.</text:span><text:span text:style-name="T3"> This theory, which claims that life emerged by chance from inanimate matter, was invalidated by the scientific evidence of miraculous order in the universe and in living things, as well as by the discovery of more than 300 million fossils revealing that evolution never happened. </text:span><text:span text:style-name="T1">In this way, </text:span><text:span text:style-name="T3">science confirmed the fact that Allah created the universe and the living things in it.</text:span><text:span text:style-name="T1"> The propaganda carried out today in order to keep the theory of evolution alive is based solely on the distortion of the scientific facts, biased interpretation, and lies and falsehoods disguised as science.</text:span></text:p>
      <text:p text:style-name="P16"><text:span text:style-name="T1">Yet this propaganda cannot conceal the truth. The fact that </text:span><text:span text:style-name="T3">the theory of evolution is the greatest deception in the history of science</text:span><text:span text:style-name="T1">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17">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7"/>
      <text:p text:style-name="P17"/>
      <text:h text:style-name="P29" text:outline-level="2">The Scientific Collapse of Darwinism</text:h>
      <text:p text:style-name="P17"/>
      <text:p text:style-name="P16"><text:span text:style-name="T1">As </text:span><text:span text:style-name="T3">a pagan doctrine </text:span><text:span text:style-name="T1">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had diversified over time through small </text:span><text:soft-page-break/><text:span text:style-name="T1">changes. </text:span><text:span text:style-name="T3">Darwin's theory was not based on any concrete scientific finding; as he also accepted, it was just an "assumption." </text:span><text:span text:style-name="T1">Moreover, as Darwin confessed in the long chapter of his book titled </text:span><text:span text:style-name="T3">"Difficulties on Theory," the theory failed in the face of many critical questions. </text:span></text:p>
      <text:p text:style-name="P17">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7">1) The theory cannot explain how life originated on Earth. </text:p>
      <text:p text:style-name="P17">2) No scientific finding shows that the "evolutionary mechanisms" proposed by the theory have any evolutionary power at all. </text:p>
      <text:p text:style-name="P17">3) The fossil record proves the exact opposite of what the theory suggests.</text:p>
      <text:p text:style-name="P17">In this section, we will examine these three basic points in general outlines:</text:p>
      <text:p text:style-name="P17"/>
      <text:p text:style-name="P17"/>
      <text:h text:style-name="P28" text:outline-level="2"><text:span text:style-name="T1">The First Insurmountable Step: The Origin of Life</text:span></text:h>
      <text:p text:style-name="P17"/>
      <text:p text:style-name="P16"><text:span text:style-name="T1">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3">How did this "first cell" originate?</text:span></text:p>
      <text:p text:style-name="P17">Since the theory of evolution ignorantly denies Creation, it maintains that the "first cell" originated as a product of blind coincidences within the laws of nature, without any plan or arrangement. According to the theory, inanimate matter must have produced a living cell as a result of coincidences. Such a claim, however, is inconsistent with the most unassailable rules of biology. </text:p>
      <text:p text:style-name="P17"/>
      <text:p text:style-name="P17"/>
      <text:h text:style-name="P29" text:outline-level="2">"Life Comes From Life"</text:h>
      <text:p text:style-name="P17"/>
      <text:p text:style-name="P17"><text:soft-page-break/>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6"><text:span text:style-name="T1">Similarly, maggots developing in rotting meat was assumed to be evidence of spontaneous generation. However, </text:span><text:span text:style-name="T2">it was later understood that worms did not appear on meat spontaneously, but were carried there by flies in the form of larvae, invisible to the naked eye.</text:span><text:span text:style-name="T1"> </text:span></text:p>
      <text:p text:style-name="P16"><text:span text:style-name="T1">Even when Darwin wrote </text:span><text:span text:style-name="T5">The Origin of Species</text:span><text:span text:style-name="T1">, the belief that bacteria could come into existence from non-living matter was widely accepted in the world of science. </text:span></text:p>
      <text:p text:style-name="P16"><text:span text:style-name="T1">However, </text:span><text:span text:style-name="T2">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14">1</text:span></text:p>
      <text:p text:style-name="P17">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7"/>
      <text:p text:style-name="P17"/>
      <text:h text:style-name="P29" text:outline-level="2">Inconclusive Efforts of the Twentieth Century</text:h>
      <text:p text:style-name="P17"/>
      <text:p text:style-name="P17">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3"><text:span text:style-name="T1">Unfortunately, however, the problem of the origin of the cell is perhaps the most obscure point in the whole study of the evolution of organisms.</text:span><text:span text:style-name="T14">2</text:span></text:p>
      <text:p text:style-name="P17"><text:soft-page-break/>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6"><text:span text:style-name="T1">Barely a few years had passed before it was revealed that </text:span><text:span text:style-name="T2">this experiment, which was then presented as an important step in the name of evolution, was invalid, for the atmosphere used in the experiment was very different from the real Earth conditions.</text:span><text:span text:style-name="T14">3</text:span></text:p>
      <text:p text:style-name="P16"><text:span text:style-name="T1">After a long silence, </text:span><text:span text:style-name="T2">Miller confessed that the atmosphere medium he used was unrealistic.</text:span><text:span text:style-name="T14">4</text:span></text:p>
      <text:p text:style-name="P16"><text:span text:style-name="T3">All the evolutionists' efforts throughout the twentieth century to explain the origin of life ended in failure.</text:span><text:span text:style-name="T1"> The geochemist Jeffrey Bada, from the San Diego Scripps Institute accepts this fact in an article published in </text:span><text:span text:style-name="T5">Earth </text:span><text:span text:style-name="T1">magazine in 1998:</text:span></text:p>
      <text:p text:style-name="P13"><text:span text:style-name="T1">Today as we leave the twentieth century, we still face the biggest unsolved problem that we had when we entered the twentieth century: How did life originate on Earth?</text:span><text:span text:style-name="T14">5</text:span></text:p>
      <text:p text:style-name="P15"/>
      <text:p text:style-name="P17"/>
      <text:h text:style-name="P29" text:outline-level="2">The Complex Structure of Life </text:h>
      <text:p text:style-name="P17"/>
      <text:p text:style-name="P16"><text:span text:style-name="T1">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text:span text:style-name="T3">Today, even in the most developed laboratories of the world, no single protein of the cell, let alone a living cell itself, can be produced by bringing organic chemicals together.</text:span></text:p>
      <text:p text:style-name="P16"><text:span text:style-name="T1">The conditions required for the formation of a cell are too great in quantity to be explained away by coincidences. 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0."</text:span></text:p>
      <text:p text:style-name="P19">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19">1.<text:tab/>Protein cannot be synthesized without enzymes, and enzymes are all proteins.</text:p>
      <text:p text:style-name="P19"><text:soft-page-break/>2.<text:tab/>Around 100 proteins need to be present in order for a single protein to be synthesized. There therefore need to be proteins for proteins to exist. </text:p>
      <text:p text:style-name="P19">3.<text:tab/>DNA manufactures the protein-synthesizing enzymes. Protein cannot be synthesized without DNA. DNA is therefore also needed in order for proteins to form.</text:p>
      <text:p text:style-name="P19">4.<text:tab/>All the organelles in the cell have important tasks in protein synthesis. In other words, in order for proteins to form a perfect and fully functioning cell needs to exist together with all its organelles.</text:p>
      <text:p text:style-name="P17">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16"><text:span text:style-name="T1">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5">Scientific American</text:span><text:span text:style-name="T1"> magazine:</text:span></text:p>
      <text:p text:style-name="P13"><text:span text:style-name="T2">It is extremely improbable that proteins and nucleic acids, both of which are structurally complex, arose spontaneously in the same place at the same time. Yet</text:span><text:span text:style-name="T1"> it also seems impossible to have one without the other. And so, at first glance, one might have to conclude that life could never, in fact, have originated by chemical means.</text:span><text:span text:style-name="T14">6</text:span></text:p>
      <text:p text:style-name="P16"><text:span text:style-name="T1">No doubt, if it is impossible for life to have originated spontaneously as a result of blind coincidences, then it has to be accepted that life was </text:span><text:span text:style-name="T3">"created."</text:span><text:span text:style-name="T1"> This fact explicitly invalidates the theory of evolution, whose main purpose is to deny Creation. </text:span></text:p>
      <text:p text:style-name="P17"/>
      <text:p text:style-name="P17"/>
      <text:h text:style-name="P29" text:outline-level="2">Imaginary Mechanism of Evolution </text:h>
      <text:p text:style-name="P17"/>
      <text:p text:style-name="P17">The second important point that negates Darwin's theory is that both concepts put forward by the theory as "evolutionary mechanisms" were understood to have, in reality, no evolutionary power. </text:p>
      <text:p text:style-name="P17">Darwin based his evolution allegation entirely on the mechanism of "natural selection." The importance he placed on this mechanism was evident in the name of his book: The Origin of Species, By Means of Natural Selection…</text:p>
      <text:p text:style-name="P17"><text:soft-page-break/>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6"><text:span text:style-name="T1">Therefore, </text:span><text:span text:style-name="T2">the mechanism of natural selection has no evolutionary power. Darwin was also aware of this fact </text:span><text:span text:style-name="T1">and had to state this in his book </text:span><text:span text:style-name="T5">The Origin of Species</text:span><text:span text:style-name="T1">:</text:span></text:p>
      <text:p text:style-name="P13"><text:span text:style-name="T1">Natural selection can do nothing until favorable individual differences or variations occur.</text:span><text:span text:style-name="T14">7</text:span></text:p>
      <text:p text:style-name="P15"/>
      <text:p text:style-name="P17"/>
      <text:h text:style-name="P29" text:outline-level="2">Lamarck's Impact</text:h>
      <text:p text:style-name="P17"/>
      <text:p text:style-name="P17">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6"><text:span text:style-name="T1">Darwin also gave similar examples. In his book </text:span><text:span text:style-name="T5">The Origin of Species</text:span><text:span text:style-name="T1">, for instance, he said that some bears going into water to find food transformed themselves into whales over time.</text:span><text:span text:style-name="T14">8</text:span></text:p>
      <text:p text:style-name="P17">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17"/>
      <text:p text:style-name="P17"/>
      <text:h text:style-name="P29" text:outline-level="2">Neo-Darwinism and Mutations</text:h>
      <text:p text:style-name="P17"/>
      <text:p text:style-name="P17">In order to find a solution, Darwinists advanced the "Modern Synthetic Theory," or as it is more commonly known, Neo-Darwinism, at the end of the 1930s. Neo-Darwinism added mutations, which are distortions formed in the genes of living beings due to such <text:soft-page-break/>external factors as radiation or replication errors, as the "cause of favorable variations" in addition to natural mutation. </text:p>
      <text:p text:style-name="P16"><text:span text:style-name="T1">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3">Mutations do not cause living beings to develop; on the contrary, they are always harmful. </text:span></text:p>
      <text:p text:style-name="P16"><text:span text:style-name="T1">The reason for this is very simple: </text:span><text:span text:style-name="T3">DNA has a very complex structure, and random effects can only harm it. </text:span><text:span text:style-name="T1">The American geneticist B. G. Ranganathan explains this as follows:</text:span></text:p>
      <text:p text:style-name="P13"><text:span text:style-name="T1">First, genuine mutations are very rare in nature. Secondly, most mutations are harmful since they are random, rather than orderly changes in the structure of genes; any random change in a highly ordered system will be for the worse, not for the better. For example, </text:span><text:span text:style-name="T3">if an earthquake were to shake a highly ordered structure such as a building, there would be a random change in the framework of the building which, in all probability, would not be an improvement.</text:span><text:span text:style-name="T14">9</text:span></text:p>
      <text:p text:style-name="P16"><text:span text:style-name="T1">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3">there is no "evolutionary mechanism" in nature. </text:span><text:span text:style-name="T1">Since no evolutionary mechanism exists, no such imaginary process called "evolution" could have taken place. </text:span></text:p>
      <text:p text:style-name="P17"/>
      <text:p text:style-name="P17"/>
      <text:h text:style-name="P29" text:outline-level="2">The Fossil Record: No Sign of Intermediate Forms</text:h>
      <text:p text:style-name="P17"/>
      <text:p text:style-name="P17">The clearest evidence that the scenario suggested by the theory of evolution did not take place is the fossil record. </text:p>
      <text:p text:style-name="P17">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7"><text:soft-page-break/>Had this been the case, numerous intermediary species should have existed and lived within this long transformation period. </text:p>
      <text:p text:style-name="P17">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6"><text:span text:style-name="T2">If such animals ever really existed, there should be millions and even billions of them in number and variety. More importantly, the remains of these strange creatures should be present in the fossil record.</text:span><text:span text:style-name="T1"> In </text:span><text:span text:style-name="T5">The Origin of Species</text:span><text:span text:style-name="T1">, Darwin explained:</text:span></text:p>
      <text:p text:style-name="P13"><text:span text:style-name="T1">If my theory be true, numberless intermediate varieties, linking most closely all of the species of the same group together must assuredly have existed... Consequently, evidence of their former existence could be found only amongst fossil remains.</text:span><text:span text:style-name="T15">10</text:span></text:p>
      <text:p text:style-name="P16"><text:span text:style-name="T1">However, </text:span><text:span text:style-name="T3">Darwin was well aware that no fossils of these intermediate forms had yet been found.</text:span><text:span text:style-name="T1"> He regarded this as a major difficulty for his theory. In one chapter of his book titled "Difficulties on Theory," he wrote:</text:span></text:p>
      <text:p text:style-name="P16"><text:span text:style-name="T2">Why,</text:span><text:span text:style-name="T1"> if species have descended from other species by insensibly fine gradations, </text:span><text:span text:style-name="T2">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1"> </text:span><text:span text:style-name="T14">11</text:span></text:p>
      <text:p text:style-name="P15"/>
      <text:p text:style-name="P17"/>
      <text:h text:style-name="P29" text:outline-level="2">Darwin's Hopes Shattered</text:h>
      <text:p text:style-name="P17"/>
      <text:p text:style-name="P16"><text:span text:style-name="T1">However, although evolutionists have been making strenuous efforts to find fossils since the middle of the nineteenth century all over the world, </text:span><text:span text:style-name="T3">no transitional forms have yet been uncovered.</text:span><text:span text:style-name="T1"> All of the fossils, contrary to the evolutionists' expectations, show that </text:span><text:span text:style-name="T3">life appeared on Earth all of a sudden and fully-formed. </text:span></text:p>
      <text:p text:style-name="P17">One famous British paleontologist, Derek V. Ager, admits this fact, even though he is an evolutionist:</text:p>
      <text:p text:style-name="P13"><text:span text:style-name="T1">The point emerges that if we examine the fossil record in detail, whether at the level of orders or of species, </text:span><text:span text:style-name="T2">we find – over and over again – not gradual evolution, but the sudden explosion of one group at the expense of another.</text:span><text:span text:style-name="T14">12</text:span></text:p>
      <text:p text:style-name="P16"><text:soft-page-break/><text:span text:style-name="T1">This means that in </text:span><text:span text:style-name="T2">the fossil record, all living species suddenly emerge as fully formed, without any intermediate forms in between.</text:span><text:span text:style-name="T1"> This is just the opposite of Darwin's assumptions. Also, this is very strong evidence that </text:span><text:span text:style-name="T2">all living things are created.</text:span><text:span text:style-name="T1"> The only explanation of a living species emerging suddenly and complete in every detail without any evolutionary ancestor is that it was created. This fact is admitted also by the widely known evolutionist biologist Douglas Futuyma:</text:span></text:p>
      <text:p text:style-name="P13"><text:span text:style-name="T1">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15">13</text:span></text:p>
      <text:p text:style-name="P16"><text:span text:style-name="T2">Fossils show that living beings emerged fully developed and in a perfect state on the Earth.</text:span><text:span text:style-name="T1"> That means that "the origin of species," contrary to Darwin's supposition, is not evolution, but </text:span><text:span text:style-name="T2">Creation.</text:span></text:p>
      <text:p text:style-name="P17"/>
      <text:p text:style-name="P17"/>
      <text:h text:style-name="P29" text:outline-level="2">The Tale of Human Evolution</text:h>
      <text:p text:style-name="P17"/>
      <text:p text:style-name="P17">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man and his imaginary ancestors are supposed to have existed. According to this completely imaginary scenario, four basic "categories" are listed: </text:p>
      <text:p text:style-name="P17">1. Australopithecus </text:p>
      <text:p text:style-name="P17">2. Homo habilis</text:p>
      <text:p text:style-name="P17">3. Homo erectus</text:p>
      <text:p text:style-name="P17">4. Homo sapiens</text:p>
      <text:p text:style-name="P16"><text:span text:style-name="T1">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T14">14</text:span></text:p>
      <text:p text:style-name="P16"><text:span text:style-name="T1">Evolutionists classify the next stage of human evolution as "homo," that is "man." According to their claim, the living beings in the Homo series are more developed than </text:span><text:span text:style-name="T5">Australopithecus.</text:span><text:span text:style-name="T1"> Evolutionists devise a fanciful evolution scheme by arranging different </text:span><text:soft-page-break/><text:span text:style-name="T1">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text:span><text:span text:style-name="T5">Homo sapiens</text:span><text:span text:style-name="T1">, are extremely difficult and may even resist a final, satisfying explanation."</text:span><text:span text:style-name="T14">15</text:span></text:p>
      <text:p text:style-name="P16"><text:span text:style-name="T1">By outlining the link chain as </text:span><text:span text:style-name="T5">Australopithecus</text:span><text:span text:style-name="T1"> &gt; </text:span><text:span text:style-name="T5">Homo habilis</text:span><text:span text:style-name="T1"> &gt; </text:span><text:span text:style-name="T5">Homo erectus</text:span><text:span text:style-name="T1"> &gt; </text:span><text:span text:style-name="T5">Homo sapiens</text:span><text:span text:style-name="T1">, evolutionists imply that each of these species is one another's ancestor. However, recent findings of paleoanthropologists have revealed that</text:span><text:span text:style-name="T5"> Australopithecus, Homo habilis,</text:span><text:span text:style-name="T1"> and </text:span><text:span text:style-name="T5">Homo erectus </text:span><text:span text:style-name="T1">lived at different parts of the world at the same time.</text:span><text:span text:style-name="T14">16</text:span></text:p>
      <text:p text:style-name="P16"><text:span text:style-name="T1">Moreover, a certain segment of humans classified as Homo erectus have lived up until very modern times. </text:span><text:span text:style-name="T3">Homo sapiens neandarthalensis and Homo sapiens sapiens (man) co-existed in the same region.</text:span><text:span text:style-name="T14">17</text:span></text:p>
      <text:p text:style-name="P17">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3"><text:span text:style-name="T1">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14">18</text:span></text:p>
      <text:p text:style-name="P16"><text:span text:style-name="T1">Put briefly, the scenario of human evolution, which is "upheld" with the help of various drawings of some "half ape, half human" creatures appearing in the media and course books, that is, frankly, by means of propaganda, is nothing but </text:span><text:span text:style-name="T3">a tale with no scientific foundation. </text:span></text:p>
      <text:p text:style-name="P16"><text:span text:style-name="T1">Lord Solly Zuckerman, one of the most famous and respected scientists in the U.K., who carried out research on this subject for years and studied Australopithecus fossils for 15 years, finally concluded, despite being an evolutionist himself, </text:span><text:span text:style-name="T3">that there is, in fact, no such family tree branching out from ape-like creatures to man. </text:span></text:p>
      <text:p text:style-name="P17">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3"><text:span text:style-name="T1">We then move right off the register of objective truth into those fields of presumed biological science, like extrasensory perception or the interpretation of man's fossil history, where to the faithful [evolutionist] anything is possible – and where the ardent </text:span><text:soft-page-break/><text:span text:style-name="T1">believer [in evolution] is sometimes able to believe several contradictory things at the same time.</text:span><text:span text:style-name="T14">19</text:span></text:p>
      <text:p text:style-name="P16"><text:span text:style-name="T3">The tale of human evolution</text:span><text:span text:style-name="T1"> boils down to nothing but the prejudiced interpretations of some fossils unearthed by certain people, who blindly adhere to their theory.</text:span></text:p>
      <text:p text:style-name="P17"/>
      <text:p text:style-name="P17"/>
      <text:h text:style-name="P29" text:outline-level="2">Darwinian Formula!</text:h>
      <text:p text:style-name="P17"/>
      <text:p text:style-name="P17">Besides all the technical evidence we have dealt with so far, let us now for once, examine what kind of a superstition the evolutionists have with an example so simple as to be understood even by children:</text:p>
      <text:p text:style-name="P16"><text:span text:style-name="T1">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text:span text:style-name="T3">"Darwinian formula":</text:span></text:p>
      <text:p text:style-name="P16"><text:span text:style-name="T1">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a single one of which can by no means form by chance—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red butterflies, or millions of other living beings such as these. Indeed, they could not obtain even a single cell of any one of them. </text:span></text:p>
      <text:p text:style-name="P16"><text:soft-page-break/><text:span text:style-name="T1">Briefly, </text:span><text:span text:style-name="T3">unconscious atoms cannot form the cell </text:span><text:span text:style-name="T1">by coming together. They cannot take a new decision and divide this cell into two, then take other decisions and create the professors who first invent the electron microscope and then examine their own cell structure under that microscope. </text:span><text:span text:style-name="T3">Matter is an unconscious, lifeless heap, and it comes to life with Allah's superior creation. </text:span></text:p>
      <text:p text:style-name="P17">The theory of evolution, which claims the opposite, is a total fallacy completely contrary to reason. Thinking even a little bit on the claims of evolutionists discloses this reality, just as in the above example.</text:p>
      <text:p text:style-name="P17"/>
      <text:p text:style-name="P17"/>
      <text:h text:style-name="P29" text:outline-level="2">Technology in the Eye and the Ear</text:h>
      <text:p text:style-name="P17"/>
      <text:p text:style-name="P17">Another subject that remains unanswered by evolutionary theory is the excellent quality of perception in the eye and the ear. </text:p>
      <text:p text:style-name="P17">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6"><text:span text:style-name="T3">The brain is insulated from light. </text:span><text:span text:style-name="T1">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16"><text:span text:style-name="T2">The image formed in the eye is so sharp and distinct that even the technology of the twentieth century has not been able to attain it.</text:span><text:span text:style-name="T1">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17"><text:soft-page-break/>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7">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6"><text:span text:style-name="T1">If a device producing a more primitive image than </text:span><text:span text:style-name="T3">the eye could not have been formed by chance, </text:span><text:span text:style-name="T1">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16"><text:span text:style-name="T1">The situation in the eye is also true for the ear. That is,</text:span><text:span text:style-name="T3"> the brain is insulated from sound </text:span><text:span text:style-name="T1">just as it is from light. It does not let any sound in. Therefore, no matter how noisy is the outside, the inside of the brain is completely silent. Nevertheless, the sharpest sounds are perceived in the brain. </text:span><text:span text:style-name="T3">In your completely silent brain, you listen to symphonies, and hear all of the noises in a crowded place. However, were the sound level in your brain measured by a precise device at that moment, complete silence would be found to be prevailing there. </text:span></text:p>
      <text:p text:style-name="P16"><text:span text:style-name="T1">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text:span><text:span text:style-name="T3"> the creation of man.</text:span></text:p>
      <text:p text:style-name="P17"><text:soft-page-break/>So far, no man-made visual or recording apparatus has been as sensitive and successful in perceiving sensory data as are the eye and the ear. However, as far as seeing and hearing are concerned, a far greater truth lies beyond all this. </text:p>
      <text:p text:style-name="P17"/>
      <text:p text:style-name="P17"/>
      <text:h text:style-name="P29" text:outline-level="2">To Whom Does the Consciousness that Sees and Hears within the Brain Belong? </text:h>
      <text:p text:style-name="P17"/>
      <text:p text:style-name="P17">Who watches an alluring world in the brain, listens to symphonies and the twittering of birds, and smells the rose?</text:p>
      <text:p text:style-name="P16"><text:span text:style-name="T1">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3">There is a consciousness in the brain that perceives all this without feeling any need for an eye, an ear, and a nose.</text:span><text:span text:style-name="T1"> To whom does this consciousness belong? Of course it does not belong to the nerves, the fat layer, and neurons comprising the brain. This is why Darwinist-materialists, who believe that everything is comprised of matter, cannot answer these questions. </text:span></text:p>
      <text:p text:style-name="P16"><text:span text:style-name="T1">For </text:span><text:span text:style-name="T3">this consciousness is the spirit created by Allah, </text:span><text:span text:style-name="T1">which needs neither the eye to watch the images nor the ear to hear the sounds. Furthermore, it does not need the brain to think. </text:span></text:p>
      <text:p text:style-name="P17">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17"/>
      <text:p text:style-name="P17"/>
      <text:h text:style-name="P29" text:outline-level="2">A Materialist Faith</text:h>
      <text:p text:style-name="P17"/>
      <text:p text:style-name="P16"><text:span text:style-name="T1">The information we have presented so far shows us that</text:span><text:span text:style-name="T3"> the theory of evolution is incompatible with scientific findings. </text:span><text:span text:style-name="T1">The theory's claim regarding the origin of life is inconsistent with science, the evolutionary mechanisms it proposes have no evolutionary power, and fossils demonstrate that </text:span><text:span text:style-name="T3">the required intermediate forms have never </text:span><text:soft-page-break/><text:span text:style-name="T3">existed. </text:span><text:span text:style-name="T1">So, it certainly follows that the theory of evolution should be pushed aside as an unscientific idea. This is how many ideas, such as the Earth-centered universe model, have been taken out of the agenda of science throughout history. </text:span></text:p>
      <text:p text:style-name="P17">However, the theory of evolution is kept on the agenda of science. Some people even try to represent criticisms directed against it as an "attack on science." Why?</text:p>
      <text:p text:style-name="P16"><text:span text:style-name="T1">The reason is that this theory is an indispensable dogmatic belief for some circles. These circles are </text:span><text:span text:style-name="T3">blindly devoted</text:span><text:span text:style-name="T1"> to materialist philosophy and adopt Darwinism because it is the only materialist explanation that can be put forward to explain the workings of nature.</text:span></text:p>
      <text:p text:style-name="P17">Interestingly enough, they also confess this fact from time to time. A well-known geneticist and an outspoken evolutionist, Richard C. Lewontin from Harvard University, confesses that he is "first and foremost a materialist and then a scientist":</text:p>
      <text:p text:style-name="P13"><text:span text:style-name="T1">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T14">20</text:span></text:p>
      <text:p text:style-name="P16"><text:span text:style-name="T1">These are explicit statements that </text:span><text:span text:style-name="T3">Darwinism is a dogma</text:span><text:span text:style-name="T1">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16"><text:span text:style-name="T1">Anyone who does not look at the origin of living beings with a materialist prejudice sees this evident truth: </text:span><text:span text:style-name="T3">All living beings are works of a Creator, </text:span><text:span text:style-name="T1">Who is All-Powerful, All-Wise, and All-Knowing. </text:span><text:span text:style-name="T3">This Creator is Allah, </text:span><text:span text:style-name="T1">Who created the whole universe from non-existence, in the most perfect form, and fashioned all living beings.</text:span></text:p>
      <text:p text:style-name="P17"/>
      <text:p text:style-name="P17"/>
      <text:h text:style-name="P29" text:outline-level="2">The Theory of Evolution: The Most Potent Spell in the World </text:h>
      <text:p text:style-name="P17"/>
      <text:p text:style-name="P17"><text:soft-page-break/>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7">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pbuh) worshipping idols they had made with their own hands, or some among the people of the Prophet Moses (pbuh) worshipping the Golden Calf.</text:p>
      <text:p text:style-name="P17">In fact, Allah has pointed to this lack of reason in the Qur'an. In many verses, He reveals that some peoples' minds will be closed and that they will be powerless to see the truth. Some of these verses are as follows:</text:p>
      <text:p text:style-name="P14">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14">…<text:span text:style-name="T6"> </text:span>They have hearts with which they do not understand. They have eyes with which they do not see. They have ears with which they do not hear. Such people are like cattle. No, they are even further astray! They are the unaware. (Surat al-A'raf, 179)</text:p>
      <text:p text:style-name="P14">Even if We opened up to them a door into heaven, and they spent the day ascending through it, they would only say: "Our eyesight is befuddled! Or rather we have been put under a spell!" (Surat al-Hijr, 14-15) </text:p>
      <text:p text:style-name="P17">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7"><text:soft-page-break/>In fact, in the Qur'an Allah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14">He said: "You throw." And when they threw, they cast a spell on the people's eyes and caused them to feel great fear of them. They produced an extremely powerful magic. (Surat al-A'raf, 116)</text:p>
      <text:p text:style-name="P17">As we have seen, Pharaoh's magicians were able to deceive everyone, apart from the Prophet Moses (pbuh) and those who believed in him. However, his evidence broke the spell, or "swallowed up what they had forged," as revealed in the verse:</text:p>
      <text:p text:style-name="P14">We revealed to Moses: "Throw down your staff." And it immediately swallowed up what they had forged. So the Truth took place and what they did was shown to be false. (Surat al-A'raf, 117-118)</text:p>
      <text:p text:style-name="P17">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3"><text:span text:style-name="T1">I myself am convinced that</text:span><text:span text:style-name="T3"> the theory of evolution</text:span><text:span text:style-name="T1">, especially the extent to which it's been applied, </text:span><text:span text:style-name="T3">will be one of the great jokes in the history books in the future.</text:span><text:span text:style-name="T1"> Posterity will marvel that so very flimsy and dubious an hypothesis could be accepted with the incredible credulity that it has.</text:span><text:span text:style-name="T14">21</text:span></text:p>
      <text:p text:style-name="P16"><text:span text:style-name="T1">That future is not far off: On the contrary, people will soon see that "chance" is not a deity, and will look back on </text:span><text:span text:style-name="T3">the theory of evolution as the worst deceit and the most terrible spell in the world. </text:span><text:span text:style-name="T1">That spell is already rapidly beginning to be lifted from the shoulders of people all over the world. Many people who see its true face are wondering with amazement how they could ever have been taken in by it.</text:span></text:p>
      <text:p text:style-name="P17"/>
      <text:p text:style-name="P17"/>
      <text:p text:style-name="P34"><text:span text:style-name="T1">They said 'Glory be to You! We have no knowledge except what You have taught us. You are the All-Knowing, the All-Wise.' (Surat al-Baqara: 32)</text:span></text:p>
      <text:p text:style-name="P17"><text:soft-page-break/></text:p>
      <text:p text:style-name="P17"/>
      <text:h text:style-name="P27" text:outline-level="1">NOTES</text:h>
      <text:p text:style-name="P31"/>
      <text:p text:style-name="P31"/>
      <text:p text:style-name="P31">1. Sidney Fox, Klaus Dose, Molecular Evolution and The Origin of Life, W. H. Freeman and Company, San Francisco, 1972, p. 4.</text:p>
      <text:p text:style-name="P31">2. Alexander I. Oparin, Origin of Life, Dover Publications, NewYork, 1936, 1953 (reprint), p. 196.</text:p>
      <text:p text:style-name="P31">3. "New Evidence on Evolution of Early Atmosphere and Life," Bulletin of the American Meteorological Society, vol 63, November 1982, 1328-1330. </text:p>
      <text:p text:style-name="P31">4. Stanley Miller, Molecular Evolution of Life: Current Status of the Prebiotic Synthesis of Small Molecules, 1986, p. 7.</text:p>
      <text:p text:style-name="P31">5. Jeffrey Bada, Earth, February 1998, p. 40.</text:p>
      <text:p text:style-name="P31">6. Leslie E. Orgel, "The Origin of Life on Earth," Scientific American, vol. 271, October 1994, p. 78.</text:p>
      <text:p text:style-name="P31">7. Charles Darwin, The Origin of Species by Means of Natural Selection, The Modern Library, New York, p. 127.</text:p>
      <text:p text:style-name="P31">8. Charles Darwin, The Origin of Species: A Facsimile of the First Edition, Harvard University Press, 1964, p. 184.</text:p>
      <text:p text:style-name="P31">9. B. G. Ranganathan, Origins?, Pennsylvania: The Banner of Truth Trust, 1988, p. 7.</text:p>
      <text:p text:style-name="P31">10. Charles Darwin, The Origin of Species: A Facsimile of the First Edition, p. 179.</text:p>
      <text:p text:style-name="P31">11. Charles Darwin, The Origin of Species, p. 172.</text:p>
      <text:p text:style-name="P31">12. Derek A. Ager, "The Nature of the Fossil Record," Proceedings of the British Geological Association, vol 87, 1976, p. 133.</text:p>
      <text:p text:style-name="P31">13. Douglas J. Futuyma, Science on Trial, Pantheon Books, New York, 1983, p. 197.</text:p>
      <text:p text:style-name="P31">14. Solly Zuckerman, Beyond The Ivory Tower, Toplinger Publications, New York, 1970, 75-14; Charles E. Oxnard, "The Place of Australopithecines in Human Evolution: Grounds for Doubt", Nature, vol 258, 389.</text:p>
      <text:p text:style-name="P31">15. "Could science be brought to an end by scientists' belief that they have final answers or by society's reluctance to pay the bills?" Scientific American, December 1992, p. 20.</text:p>
      <text:p text:style-name="P31">16. Alan Walker, Science, vol. 207, 7 March 1980, p. 1103; A. J. Kelso, Physical Antropology, 1st ed., J. B. Lipincott Co., New York, 1970, p. 221; M. D. Leakey, Olduvai Gorge, vol. 3, Cambridge University Press, Cambridge, 1971, p. 272.</text:p>
      <text:p text:style-name="P31">17. Jeffrey Kluger, "Not So Extinct After All: The Primitive Homo Erectus May Have Survived Long Enough To Coexist With Modern Humans," Time, 23 December 1996.</text:p>
      <text:p text:style-name="P31">18. S. J. Gould, Natural History, vol. 85, 1976, p. 30.</text:p>
      <text:p text:style-name="P31">19. Solly Zuckerman, Beyond The Ivory Tower, p. 19.</text:p>
      <text:p text:style-name="P31">20. Richard Lewontin, "The Demon-Haunted World," The New York Review of Books, January 9, 1997, p. 28.</text:p>
      <text:p text:style-name="P31">21. Malcolm Muggeridge, The End of Christendom, Grand Rapids: Eerdmans, 1980, p. 43.</text:p>
      <text:p text:style-name="P17"/>
      <text:p text:style-name="P17"/>
      <text:p text:style-name="P17"/>
      <text:h text:style-name="P27" text:outline-level="1"/>
      <text:p text:style-name="P23"/>
      <text:p text:style-name="P23"/>
      <text:p text:style-name="P22">s.53</text:p>
      <text:p text:style-name="P22">He is Allah in the heavens and in the earth. He knows what you keep secret and what you make public and He knows what you earn. (Surat al-An'am, 3)</text:p>
      <text:p text:style-name="P22"/>
      <text:p text:style-name="P22">s.56</text:p>
      <text:p text:style-name="P22">Charles Darwin</text:p>
      <text:p text:style-name="P22"/>
      <text:p text:style-name="P22">s.58</text:p>
      <text:p text:style-name="P22">The French biologist Louis Pasteur</text:p>
      <text:p text:style-name="P4"/>
      <text:p text:style-name="P22">s.61</text:p>
      <text:p text:style-name="P22">One of the facts nullifying the theory of evolution is the astonishing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p>
      <text:p text:style-name="P22"/>
      <text:p text:style-name="P22">s.63</text:p>
      <text:p text:style-name="P22">Natural selection only selects out the disfigured, weak, or unfit individuals of a species. It cannot produce new species, new genetic information, or new organs.</text:p>
      <text:p text:style-name="P22"/>
      <text:p text:style-name="P22">s.65</text:p>
      <text:p text:style-name="P22">antenna</text:p>
      <text:p text:style-name="P22"/>
      <text:p text:style-name="P22">eyes</text:p>
      <text:p text:style-name="P22"/>
      <text:p text:style-name="P22">leg</text:p>
      <text:p text:style-name="P22"/>
      <text:p text:style-name="P22">mouth</text:p>
      <text:p text:style-name="P22"/>
      <text:p text:style-name="P22">Since the beginning of the century, evolutionists have been trying to produce mutations in fruit flies, and give this as an example for beneficial mutation. However, the only result obtained at the end of these efforts that lasted for decades were disfigured, diseased and defective flies. Above is the head of a normal fruit fly and on the right is the head of a mutated fruit fly.</text:p>
      <text:p text:style-name="P22"/>
      <text:p text:style-name="P22">s.68</text:p>
      <text:p text:style-name="P23">LIVING FOSSILS REFUTE EVOLUTION</text:p>
      <text:p text:style-name="P23"/>
      <text:p text:style-name="P23"><text:soft-page-break/>Fossils are proof that evolution never happened. As the fossil record reveals, living things suddenly appeared together with all the characteristics they possess, and they never undergo the slightest change so long as they remain in existence. Fish have always existed as fish, insects as insects, and reptiles as reptiles. There is no scientific validity to the claim that species emerged gradually.</text:p>
      <text:p text:style-name="P23"/>
      <text:p text:style-name="P23">Sun Fish</text:p>
      <text:p text:style-name="P23">Period: Eocene</text:p>
      <text:p text:style-name="P23">Age: 54-37 million years</text:p>
      <text:p text:style-name="P23"/>
      <text:p text:style-name="P23">Crane Fly</text:p>
      <text:p text:style-name="P23">Period: Eocene </text:p>
      <text:p text:style-name="P23">Age: 48-37 million years</text:p>
      <text:p text:style-name="P23"/>
      <text:p text:style-name="P23">Sea Urchin</text:p>
      <text:p text:style-name="P23">Period: <text:s/>Carboniferous</text:p>
      <text:p text:style-name="P23">Age: 295 million years</text:p>
      <text:p text:style-name="P23"/>
      <text:p text:style-name="P23">s.70</text:p>
      <text:p text:style-name="P23">Starfish</text:p>
      <text:p text:style-name="P23">Period: Ordovician </text:p>
      <text:p text:style-name="P23">Age: 490-443 million years</text:p>
      <text:p text:style-name="P23"/>
      <text:p text:style-name="P23">Birch Tree Leaf</text:p>
      <text:p text:style-name="P23">Period: Eocene </text:p>
      <text:p text:style-name="P23">Age: 50 million years</text:p>
      <text:p text:style-name="P23"/>
      <text:p text:style-name="P23">Cicada</text:p>
      <text:p text:style-name="P23">Period: Cretaceous </text:p>
      <text:p text:style-name="P23">Age: 125 million years</text:p>
      <text:p text:style-name="P23"/>
      <text:p text:style-name="P23">Sequoia Leaf</text:p>
      <text:p text:style-name="P23">Period: Eocene </text:p>
      <text:p text:style-name="P23">Age: 50 million years</text:p>
      <text:p text:style-name="P23"/>
      <text:p text:style-name="P22">s.71</text:p>
      <text:p text:style-name="P22">FALSE</text:p>
      <text:p text:style-name="P22"/>
      <text:p text:style-name="P22">Evolutionist newspapers and magazines often print pictures of imaginary “primitive” man. The only available source for these pictures is the imagination of the artist. Evolutionary theory has been so dented by scientific data that today we see less and less of it in the serious press.</text:p>
      <text:p text:style-name="P16"/>
      <text:p text:style-name="P16"/>
      <text:p text:style-name="P16"/>
      <text:h text:style-name="P26" text:outline-level="1">BACK COVER</text:h>
      <text:p text:style-name="P16"/>
      <text:p text:style-name="P16"/>
      <text:p text:style-name="P5">As promised by our Lord, those who have faith and do good works will inherit the earth. The moral values of Islam, the source of love, peace and security, will rule the world and all superstitious beliefs and philosophies will disappear. Our Almighty Lord will make the Prophet Jesus (pbuh) and Hazrat Mahdi (pbuh) His instruments in this glorious and blessed dominion. </text:p>
      <text:p text:style-name="P5">It is clear from the way that hundreds of trustworthy hadiths handed down from our Prophet (saas) have all been coming true, one after the other, as of Hijri 1400 (1979) that we are living in the End Times and that Hazrat Mahdi (pbuh) has appeared. The Golden Age of the Mahdi (pbuh), when the whole world will enjoy peace, well-being, friendship, security, freedom and happiness, is imminent. </text:p>
      <text:p text:style-name="P5">The time of the Mahdi (pbuh), revealed in verses pointing to the global dominion of the moral values of Islam, is a reality also set out in other Holy Scriptures. The Torah, the Psalms and the Gospel contain detailed references to the End Times and the Mahdi (pbuh) that are completely compatible with the hadiths and the Qur'an. </text:p>
      <text:p text:style-name="P5">This book contains the verses of the Qur'an and extracts from other Holy Scriptures referring to the coming of Hazrat Mahdi (pbuh). This age, foretold in the Qur'an, the Torah, the Psalms and the Gospel, is very glad tidings for true believers. Almighty Allah will make the Prophet Jesus (pbuh) and Hazrat Mahdi (pbuh) His instruments in bringing about the dominion of the true faith and showing the world His might and greatness.</text:p>
      <text:p text:style-name="P5"/>
      <text:p text:style-name="P6">ABOUT THE AUTHOR</text:p>
      <text:p text:style-name="P5">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5">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72 different languages, enjoy a wide readership across the world.</text:p>
      <text:p text:style-name="P5">By the will of Allah, the books of Harun Yahya will be a means through which people in the twenty-first century will attain the peace, justice, and happiness promised in the Qur'an.</text:p>
      <text:p text:style-name="P16"/>
      <text:p text:style-name="P16"><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Palatino" svg:font-family="Palatino" style:font-pitch="variable"/>
    <style:font-face style:name="ヒラギノ角ゴ Pro W3" svg:font-family="'ヒラギノ角ゴ Pro W3'"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Times New Roman" fo:font-family="'Times New Roman'" style:font-family-generic="roman" style:font-pitch="variable" fo:font-size="24pt" fo:language="en" fo:country="US" style:font-name-asian="ヒラギノ角ゴ Pro W3" style:font-family-asian="'ヒラギノ角ゴ Pro W3'"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Times New Roman" fo:font-family="'Times New Roman'" style:font-family-generic="roman" style:font-pitch="variable" fo:font-size="55pt" fo:language="en" fo:country="US" style:font-name-asian="ヒラギノ角ゴ Pro W3" style:font-family-asian="'ヒラギノ角ゴ Pro W3'" style:font-pitch-asian="variable" style:font-size-asian="55pt" style:font-name-complex="Times New Roman" style:font-family-complex="'Times New Roman'" style:font-family-generic-complex="roman" style:font-pitch-complex="variable" style:font-size-complex="10pt" style:language-complex="ar" style:country-complex="SA"/>
    </style:style>
    <style:style style:name="Tr_20_Caption" style:display-name="Tr Caption" style:family="paragraph">
      <style:paragraph-properties fo:line-height="150%" fo:orphans="2" fo:widows="2"/>
      <style:text-properties fo:color="#000000" style:font-name="Times New Roman" fo:font-family="'Times New Roman'" style:font-family-generic="roman" style:font-pitch="variable" fo:font-size="10pt" fo:language="en" fo:country="US" fo:font-style="italic" style:font-name-asian="ヒラギノ角ゴ Pro W3" style:font-family-asian="'ヒラギノ角ゴ Pro W3'" style:font-pitch-asian="variable" style:font-size-asian="10pt" style:font-style-asian="italic" style:font-name-complex="Times New Roman" style:font-family-complex="'Times New Roman'" style:font-family-generic-complex="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2pt" fo:language="en" fo:country="US" fo:font-style="italic" fo:font-weight="bold" style:font-name-asian="ヒラギノ角ゴ Pro W3" style:font-family-asian="'ヒラギノ角ゴ Pro W3'" style:font-pitch-asian="variable" style:font-size-asian="2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Times New Roman" fo:font-family="'Times New Roman'" style:font-family-generic="roman" style:font-pitch="variable" fo:font-size="36pt" fo:language="en" fo:country="US" style:font-name-asian="ヒラギノ角ゴ Pro W3" style:font-family-asian="'ヒラギノ角ゴ Pro W3'" style:font-pitch-asian="variable" style:font-size-asian="36pt" style:font-name-complex="Times New Roman" style:font-family-complex="'Times New Roman'" style:font-family-generic-complex="roman"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16pt" fo:language="en" fo:country="US" fo:font-style="italic" style:text-underline-style="solid" style:text-underline-width="auto" style:text-underline-color="font-color" fo:font-weight="bold" style:font-name-asian="ヒラギノ角ゴ Pro W3" style:font-family-asian="'ヒラギノ角ゴ Pro W3'" style:font-pitch-asian="variable" style:font-size-asian="16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KATASI_20_BASLIK" style:display-name="KATASI 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margin-left="0.101cm" fo:margin-right="0.101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BASLIK" style:display-name="*BASLIK" style:family="paragraph">
      <style:paragraph-properties fo:margin-left="0cm" fo:margin-right="0cm" fo:margin-top="0.049cm" fo:margin-bottom="0cm" loext:contextual-spacing="false" fo:line-height="0.49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b" style:family="paragraph">
      <style:paragraph-properties fo:margin-top="0.076cm" fo:margin-bottom="0.25cm" loext:contextual-spacing="false"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ist_20_Paragraph" style:display-name="List Paragraph" style:family="paragraph" style:parent-style-name="Standard">
      <style:paragraph-properties fo:margin-left="1.27cm" fo:margin-right="0cm" fo:margin-top="0cm" fo:margin-bottom="0cm" loext:contextual-spacing="true" fo:text-indent="0cm" style:auto-text-indent="false"/>
      <style:text-properties style:font-name="Cambria" fo:font-family="Cambria" style:font-pitch="variable" style:font-name-asian="ＭＳ 明朝" style:font-family-asian="'ＭＳ 明朝'" style:font-pitch-asian="variable" style:font-name-complex="Cambria" style:font-family-complex="Cambria" style:font-pitch-complex="variable"/>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pitch="variable" style:font-charset="x-symbol" style:font-name-asian="ＭＳ 明朝" style:font-family-asian="'ＭＳ 明朝'" style:font-pitch-asian="variable" style:font-name-complex="Symbol" style:font-family-complex="Symbol" style:font-pitch-complex="variable" style:font-charset-complex="x-symbol"/>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0" style:family="text">
      <style:text-properties style:text-position="-8% 100%"/>
    </style:style>
    <style:style style:name="WW8Num3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Footnote_20_Text_20_Char" style:display-name="Footnote Text Char" style:family="text">
      <style:text-properties fo:font-size="12pt" style:font-size-asian="12pt" style:font-size-complex="12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Hazrat Mahdi (pbuh) in the Qur'an, the Torah, the Psalms and the Gospel </dc:title>
    <dc:subject>Hazrat Mahdi (pbuh) in the Qur'an, the Torah, the Psalms and the Gospel </dc:subject>
    <meta:initial-creator>Harun Yahya - Adnan Oktar</meta:initial-creator>
    <meta:creation-date>2011-08-23T11:05:00</meta:creation-date>
    <dc:date>2020-06-23T15:52:15.585447902</dc:date>
    <meta:editing-cycles>31</meta:editing-cycles>
    <meta:editing-duration>PT1H25M19S</meta:editing-duration>
    <meta:generator>LibreOffice/6.4.4.2$Linux_X86_64 LibreOffice_project/523b8e55cdb4890550c54dc0a0ee2ea29d34e811</meta:generator>
    <meta:keyword>Hazrat Mahdi (pbuh) in the Qur'an</meta:keyword>
    <meta:keyword>the Torah</meta:keyword>
    <meta:keyword>the Psalms and the Gospel</meta:keyword>
    <meta:document-statistic meta:table-count="0" meta:image-count="0" meta:object-count="0" meta:page-count="49" meta:paragraph-count="434" meta:word-count="17285" meta:character-count="101799" meta:non-whitespace-character-count="84846"/>
  </office:meta>
</office:document-meta>
</file>